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p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1505969.4540462" calcext:value-type="float">
            <text:p>21505969.4540462</text:p>
          </table:table-cell>
          <table:table-cell office:value-type="float" office:value="321914459.717827" calcext:value-type="float">
            <text:p>321914459.717827</text:p>
          </table:table-cell>
          <table:table-cell office:value-type="float" office:value="46.4987175833571" calcext:value-type="float">
            <text:p>46.498717583357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2989" calcext:value-type="float">
            <text:p>52989</text:p>
          </table:table-cell>
          <table:table-cell office:value-type="float" office:value="696.021148007441" calcext:value-type="float">
            <text:p>696.021148007441</text:p>
          </table:table-cell>
          <table:table-cell office:value-type="float" office:value="14.9686095484182" calcext:value-type="float">
            <text:p>14.9686095484182</text:p>
          </table:table-cell>
          <table:table-cell office:value-type="float" office:value="14036" calcext:value-type="float">
            <text:p>1403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9496304.6420065" calcext:value-type="float">
            <text:p>19496304.6420065</text:p>
          </table:table-cell>
          <table:table-cell office:value-type="float" office:value="211483003.466975" calcext:value-type="float">
            <text:p>211483003.466975</text:p>
          </table:table-cell>
          <table:table-cell office:value-type="float" office:value="51.2917713567839" calcext:value-type="float">
            <text:p>51.2917713567839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2021" calcext:value-type="float">
            <text:p>32021</text:p>
          </table:table-cell>
          <table:table-cell office:value-type="float" office:value="556.379173328186" calcext:value-type="float">
            <text:p>556.379173328186</text:p>
          </table:table-cell>
          <table:table-cell office:value-type="float" office:value="10.847337859674" calcext:value-type="float">
            <text:p>10.847337859674</text:p>
          </table:table-cell>
          <table:table-cell office:value-type="float" office:value="12736" calcext:value-type="float">
            <text:p>1273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5674308.630682" calcext:value-type="float">
            <text:p>15674308.630682</text:p>
          </table:table-cell>
          <table:table-cell office:value-type="float" office:value="154155468.327846" calcext:value-type="float">
            <text:p>154155468.327846</text:p>
          </table:table-cell>
          <table:table-cell office:value-type="float" office:value="63.7986672051696" calcext:value-type="float">
            <text:p>63.798667205169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0279" calcext:value-type="float">
            <text:p>30279</text:p>
          </table:table-cell>
          <table:table-cell office:value-type="float" office:value="627.454368383035" calcext:value-type="float">
            <text:p>627.454368383035</text:p>
          </table:table-cell>
          <table:table-cell office:value-type="float" office:value="9.83491342170533" calcext:value-type="float">
            <text:p>9.83491342170533</text:p>
          </table:table-cell>
          <table:table-cell office:value-type="float" office:value="9904" calcext:value-type="float">
            <text:p>990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16555606.0308748" calcext:value-type="float">
            <text:p>16555606.0308748</text:p>
          </table:table-cell>
          <table:table-cell office:value-type="float" office:value="159029533.989647" calcext:value-type="float">
            <text:p>159029533.989647</text:p>
          </table:table-cell>
          <table:table-cell office:value-type="float" office:value="60.4025004059101" calcext:value-type="float">
            <text:p>60.402500405910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3744" calcext:value-type="float">
            <text:p>33744</text:p>
          </table:table-cell>
          <table:table-cell office:value-type="float" office:value="580.213220431037" calcext:value-type="float">
            <text:p>580.213220431037</text:p>
          </table:table-cell>
          <table:table-cell office:value-type="float" office:value="9.60578149136135" calcext:value-type="float">
            <text:p>9.60578149136135</text:p>
          </table:table-cell>
          <table:table-cell office:value-type="float" office:value="6159" calcext:value-type="float">
            <text:p>6159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13229191.0528444" calcext:value-type="float">
            <text:p>13229191.0528444</text:p>
          </table:table-cell>
          <table:table-cell office:value-type="float" office:value="57481224.1592485" calcext:value-type="float">
            <text:p>57481224.1592485</text:p>
          </table:table-cell>
          <table:table-cell office:value-type="float" office:value="75.5904118404118" calcext:value-type="float">
            <text:p>75.5904118404118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7914" calcext:value-type="float">
            <text:p>17914</text:p>
          </table:table-cell>
          <table:table-cell office:value-type="float" office:value="328.442562355648" calcext:value-type="float">
            <text:p>328.442562355648</text:p>
          </table:table-cell>
          <table:table-cell office:value-type="float" office:value="4.34502940728863" calcext:value-type="float">
            <text:p>4.34502940728863</text:p>
          </table:table-cell>
          <table:table-cell office:value-type="float" office:value="3108" calcext:value-type="float">
            <text:p>310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4499271.6144739" calcext:value-type="float">
            <text:p>14499271.6144739</text:p>
          </table:table-cell>
          <table:table-cell office:value-type="float" office:value="6939367.96958042" calcext:value-type="float">
            <text:p>6939367.96958042</text:p>
          </table:table-cell>
          <table:table-cell office:value-type="float" office:value="68.9689817936615" calcext:value-type="float">
            <text:p>68.9689817936615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552" calcext:value-type="float">
            <text:p>552</text:p>
          </table:table-cell>
          <table:table-cell office:value-type="float" office:value="33.00863352858" calcext:value-type="float">
            <text:p>33.00863352858</text:p>
          </table:table-cell>
          <table:table-cell office:value-type="float" office:value="0.47860114315351" calcext:value-type="float">
            <text:p>0.47860114315351</text:p>
          </table:table-cell>
          <table:table-cell office:value-type="float" office:value="1483" calcext:value-type="float">
            <text:p>148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0760705.6311535" calcext:value-type="float">
            <text:p>10760705.6311535</text:p>
          </table:table-cell>
          <table:table-cell office:value-type="float" office:value="4870903.05483741" calcext:value-type="float">
            <text:p>4870903.05483741</text:p>
          </table:table-cell>
          <table:table-cell office:value-type="float" office:value="92.9307086614173" calcext:value-type="float">
            <text:p>92.9307086614173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520" calcext:value-type="float">
            <text:p>520</text:p>
          </table:table-cell>
          <table:table-cell office:value-type="float" office:value="42.0656867888486" calcext:value-type="float">
            <text:p>42.0656867888486</text:p>
          </table:table-cell>
          <table:table-cell office:value-type="float" office:value="0.452656472707103" calcext:value-type="float">
            <text:p>0.452656472707103</text:p>
          </table:table-cell>
          <table:table-cell office:value-type="float" office:value="635" calcext:value-type="float">
            <text:p>63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5604348.07138962" calcext:value-type="float">
            <text:p>5604348.07138962</text:p>
          </table:table-cell>
          <table:table-cell office:value-type="float" office:value="5459511.18878277" calcext:value-type="float">
            <text:p>5459511.18878277</text:p>
          </table:table-cell>
          <table:table-cell office:value-type="float" office:value="178.43288590604" calcext:value-type="float">
            <text:p>178.43288590604</text:p>
          </table:table-cell>
          <table:table-cell office:value-type="float" office:value="134.5" calcext:value-type="float">
            <text:p>134.5</text:p>
          </table:table-cell>
          <table:table-cell office:value-type="float" office:value="47" calcext:value-type="float">
            <text:p>47</text:p>
          </table:table-cell>
          <table:table-cell office:value-type="float" office:value="1786" calcext:value-type="float">
            <text:p>1786</text:p>
          </table:table-cell>
          <table:table-cell office:value-type="float" office:value="173.821526543636" calcext:value-type="float">
            <text:p>173.821526543636</text:p>
          </table:table-cell>
          <table:table-cell office:value-type="float" office:value="0.974156337050826" calcext:value-type="float">
            <text:p>0.97415633705082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4470259.09256781" calcext:value-type="float">
            <text:p>4470259.09256781</text:p>
          </table:table-cell>
          <table:table-cell office:value-type="float" office:value="1968840.27097579" calcext:value-type="float">
            <text:p>1968840.27097579</text:p>
          </table:table-cell>
          <table:table-cell office:value-type="float" office:value="223.700680272109" calcext:value-type="float">
            <text:p>223.700680272109</text:p>
          </table:table-cell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float" office:value="615" calcext:value-type="float">
            <text:p>615</text:p>
          </table:table-cell>
          <table:table-cell office:value-type="float" office:value="98.5246937245007" calcext:value-type="float">
            <text:p>98.5246937245007</text:p>
          </table:table-cell>
          <table:table-cell office:value-type="float" office:value="0.440430907964408" calcext:value-type="float">
            <text:p>0.440430907964408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1905256.77665194" calcext:value-type="float">
            <text:p>1905256.77665194</text:p>
          </table:table-cell>
          <table:table-cell office:value-type="float" office:value="549198.458264262" calcext:value-type="float">
            <text:p>549198.458264262</text:p>
          </table:table-cell>
          <table:table-cell office:value-type="float" office:value="524.863636363636" calcext:value-type="float">
            <text:p>524.863636363636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934" calcext:value-type="float">
            <text:p>934</text:p>
          </table:table-cell>
          <table:table-cell office:value-type="float" office:value="151.294200037658" calcext:value-type="float">
            <text:p>151.294200037658</text:p>
          </table:table-cell>
          <table:table-cell office:value-type="float" office:value="0.288254299889883" calcext:value-type="float">
            <text:p>0.288254299889883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32768" calcext:value-type="float">
            <text:p>32768</text:p>
          </table:table-cell>
          <table:table-cell table:style-name="Default" office:value-type="float" office:value="736360.080079159" calcext:value-type="float">
            <text:p>736360.080079159</text:p>
          </table:table-cell>
          <table:table-cell office:value-type="float" office:value="1778360.30266132" calcext:value-type="float">
            <text:p>1778360.30266132</text:p>
          </table:table-cell>
          <table:table-cell office:value-type="float" office:value="1358.03125" calcext:value-type="float">
            <text:p>1358.03125</text:p>
          </table:table-cell>
          <table:table-cell office:value-type="float" office:value="764" calcext:value-type="float">
            <text:p>764</text:p>
          </table:table-cell>
          <table:table-cell office:value-type="float" office:value="659" calcext:value-type="float">
            <text:p>659</text:p>
          </table:table-cell>
          <table:table-cell office:value-type="float" office:value="19315" calcext:value-type="float">
            <text:p>19315</text:p>
          </table:table-cell>
          <table:table-cell office:value-type="float" office:value="3279.73898926448" calcext:value-type="float">
            <text:p>3279.73898926448</text:p>
          </table:table-cell>
          <table:table-cell office:value-type="float" office:value="2.41506886477353" calcext:value-type="float">
            <text:p>2.4150688647735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1092136.61636219" calcext:value-type="float">
            <text:p>1092136.61636219</text:p>
          </table:table-cell>
          <table:table-cell office:value-type="float" office:value="203783.915053078" calcext:value-type="float">
            <text:p>203783.915053078</text:p>
          </table:table-cell>
          <table:table-cell office:value-type="float" office:value="915.636363636364" calcext:value-type="float">
            <text:p>915.636363636364</text:p>
          </table:table-cell>
          <table:table-cell office:value-type="float" office:value="861" calcext:value-type="float">
            <text:p>861</text:p>
          </table:table-cell>
          <table:table-cell office:value-type="float" office:value="741" calcext:value-type="float">
            <text:p>741</text:p>
          </table:table-cell>
          <table:table-cell office:value-type="float" office:value="1136" calcext:value-type="float">
            <text:p>1136</text:p>
          </table:table-cell>
          <table:table-cell office:value-type="float" office:value="170.850386436363" calcext:value-type="float">
            <text:p>170.850386436363</text:p>
          </table:table-cell>
          <table:table-cell office:value-type="float" office:value="0.186591962946782" calcext:value-type="float">
            <text:p>0.18659196294678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31072" calcext:value-type="float">
            <text:p>131072</text:p>
          </table:table-cell>
          <table:table-cell table:style-name="Default" office:value-type="float" office:value="1029866.11740474" calcext:value-type="float">
            <text:p>1029866.11740474</text:p>
          </table:table-cell>
          <table:table-cell office:value-type="float" office:value="207981.080731886" calcext:value-type="float">
            <text:p>207981.080731886</text:p>
          </table:table-cell>
          <table:table-cell office:value-type="float" office:value="971" calcext:value-type="float">
            <text:p>971</text:p>
          </table:table-cell>
          <table:table-cell office:value-type="float" office:value="953" calcext:value-type="float">
            <text:p>953</text:p>
          </table:table-cell>
          <table:table-cell office:value-type="float" office:value="750" calcext:value-type="float">
            <text:p>750</text:p>
          </table:table-cell>
          <table:table-cell office:value-type="float" office:value="1217" calcext:value-type="float">
            <text:p>1217</text:p>
          </table:table-cell>
          <table:table-cell office:value-type="float" office:value="196.093090138332" calcext:value-type="float">
            <text:p>196.093090138332</text:p>
          </table:table-cell>
          <table:table-cell office:value-type="float" office:value="0.201949629390661" calcext:value-type="float">
            <text:p>0.20194962939066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62144" calcext:value-type="float">
            <text:p>262144</text:p>
          </table:table-cell>
          <table:table-cell table:style-name="Default" office:value-type="float" office:value="1036806.63556247" calcext:value-type="float">
            <text:p>1036806.63556247</text:p>
          </table:table-cell>
          <table:table-cell office:value-type="float" office:value="95014.6452547214" calcext:value-type="float">
            <text:p>95014.6452547214</text:p>
          </table:table-cell>
          <table:table-cell table:number-columns-repeated="2" office:value-type="float" office:value="964.5" calcext:value-type="float">
            <text:p>964.5</text:p>
          </table:table-cell>
          <table:table-cell office:value-type="float" office:value="902" calcext:value-type="float">
            <text:p>902</text:p>
          </table:table-cell>
          <table:table-cell office:value-type="float" office:value="1027" calcext:value-type="float">
            <text:p>1027</text:p>
          </table:table-cell>
          <table:table-cell office:value-type="float" office:value="88.3883476483184" calcext:value-type="float">
            <text:p>88.3883476483184</text:p>
          </table:table-cell>
          <table:table-cell office:value-type="float" office:value="0.0916416253481788" calcext:value-type="float">
            <text:p>0.091641625348178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524288" calcext:value-type="float">
            <text:p>524288</text:p>
          </table:table-cell>
          <table:table-cell table:style-name="Default" office:value-type="float" office:value="926784.05931418" calcext:value-type="float">
            <text:p>926784.059314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048576" calcext:value-type="float">
            <text:p>1048576</text:p>
          </table:table-cell>
          <table:table-cell table:style-name="Default" office:value-type="float" office:value="956937.799043062" calcext:value-type="float">
            <text:p>956937.79904306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35871.2328315" calcext:value-type="float">
            <text:p>3235871.2328315</text:p>
          </table:table-cell>
          <table:table-cell office:value-type="float" office:value="19032218.314534" calcext:value-type="float">
            <text:p>19032218.314534</text:p>
          </table:table-cell>
          <table:table-cell office:value-type="float" office:value="309.035782961291" calcext:value-type="float">
            <text:p>309.035782961291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47563" calcext:value-type="float">
            <text:p>47563</text:p>
          </table:table-cell>
          <table:table-cell office:value-type="float" office:value="1817.63613726236" calcext:value-type="float">
            <text:p>1817.63613726236</text:p>
          </table:table-cell>
          <table:table-cell office:value-type="float" office:value="5.88163648832224" calcext:value-type="float">
            <text:p>5.88163648832224</text:p>
          </table:table-cell>
          <table:table-cell office:value-type="float" office:value="11961" calcext:value-type="float">
            <text:p>11961</text:p>
          </table:table-cell>
          <table:table-cell table:number-columns-repeated="4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4145767.16032865" calcext:value-type="float">
            <text:p>4145767.16032865</text:p>
          </table:table-cell>
          <table:table-cell office:value-type="float" office:value="23485732.2587002" calcext:value-type="float">
            <text:p>23485732.2587002</text:p>
          </table:table-cell>
          <table:table-cell office:value-type="float" office:value="241.209880180711" calcext:value-type="float">
            <text:p>241.209880180711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37608" calcext:value-type="float">
            <text:p>37608</text:p>
          </table:table-cell>
          <table:table-cell office:value-type="float" office:value="1366.45171930694" calcext:value-type="float">
            <text:p>1366.45171930694</text:p>
          </table:table-cell>
          <table:table-cell office:value-type="float" office:value="5.66499066407734" calcext:value-type="float">
            <text:p>5.66499066407734</text:p>
          </table:table-cell>
          <table:table-cell office:value-type="float" office:value="10182" calcext:value-type="float">
            <text:p>10182</text:p>
          </table:table-cell>
          <table:table-cell table:number-columns-repeated="4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3160047.02858022" calcext:value-type="float">
            <text:p>3160047.02858022</text:p>
          </table:table-cell>
          <table:table-cell office:value-type="float" office:value="12901349.6221011" calcext:value-type="float">
            <text:p>12901349.6221011</text:p>
          </table:table-cell>
          <table:table-cell office:value-type="float" office:value="316.450986632718" calcext:value-type="float">
            <text:p>316.450986632718</text:p>
          </table:table-cell>
          <table:table-cell office:value-type="float" office:value="199" calcext:value-type="float">
            <text:p>199</text:p>
          </table:table-cell>
          <table:table-cell office:value-type="float" office:value="168" calcext:value-type="float">
            <text:p>168</text:p>
          </table:table-cell>
          <table:table-cell office:value-type="float" office:value="23489" calcext:value-type="float">
            <text:p>23489</text:p>
          </table:table-cell>
          <table:table-cell office:value-type="float" office:value="1291.9569803497" calcext:value-type="float">
            <text:p>1291.9569803497</text:p>
          </table:table-cell>
          <table:table-cell office:value-type="float" office:value="4.08264481680755" calcext:value-type="float">
            <text:p>4.08264481680755</text:p>
          </table:table-cell>
          <table:table-cell office:value-type="float" office:value="6284" calcext:value-type="float">
            <text:p>6284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3853624.45921771" calcext:value-type="float">
            <text:p>3853624.45921771</text:p>
          </table:table-cell>
          <table:table-cell office:value-type="float" office:value="12240168.9425667" calcext:value-type="float">
            <text:p>12240168.9425667</text:p>
          </table:table-cell>
          <table:table-cell office:value-type="float" office:value="259.495965572889" calcext:value-type="float">
            <text:p>259.495965572889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20182" calcext:value-type="float">
            <text:p>20182</text:p>
          </table:table-cell>
          <table:table-cell office:value-type="float" office:value="824.230407539869" calcext:value-type="float">
            <text:p>824.230407539869</text:p>
          </table:table-cell>
          <table:table-cell office:value-type="float" office:value="3.17627445852662" calcext:value-type="float">
            <text:p>3.17627445852662</text:p>
          </table:table-cell>
          <table:table-cell office:value-type="float" office:value="3718" calcext:value-type="float">
            <text:p>3718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3142506.04130053" calcext:value-type="float">
            <text:p>3142506.04130053</text:p>
          </table:table-cell>
          <table:table-cell office:value-type="float" office:value="8060178.69643814" calcext:value-type="float">
            <text:p>8060178.69643814</text:p>
          </table:table-cell>
          <table:table-cell office:value-type="float" office:value="318.217367558711" calcext:value-type="float">
            <text:p>318.217367558711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24191" calcext:value-type="float">
            <text:p>24191</text:p>
          </table:table-cell>
          <table:table-cell office:value-type="float" office:value="816.192176920006" calcext:value-type="float">
            <text:p>816.192176920006</text:p>
          </table:table-cell>
          <table:table-cell office:value-type="float" office:value="2.56488884683335" calcext:value-type="float">
            <text:p>2.56488884683335</text:p>
          </table:table-cell>
          <table:table-cell office:value-type="float" office:value="1831" calcext:value-type="float">
            <text:p>1831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255069.21884081" calcext:value-type="float">
            <text:p>2255069.21884081</text:p>
          </table:table-cell>
          <table:table-cell office:value-type="float" office:value="3855546.9294621" calcext:value-type="float">
            <text:p>3855546.9294621</text:p>
          </table:table-cell>
          <table:table-cell office:value-type="float" office:value="443.445368171021" calcext:value-type="float">
            <text:p>443.445368171021</text:p>
          </table:table-cell>
          <table:table-cell office:value-type="float" office:value="299" calcext:value-type="float">
            <text:p>299</text:p>
          </table:table-cell>
          <table:table-cell office:value-type="float" office:value="231" calcext:value-type="float">
            <text:p>231</text:p>
          </table:table-cell>
          <table:table-cell office:value-type="float" office:value="18473" calcext:value-type="float">
            <text:p>18473</text:p>
          </table:table-cell>
          <table:table-cell office:value-type="float" office:value="758.169378284022" calcext:value-type="float">
            <text:p>758.169378284022</text:p>
          </table:table-cell>
          <table:table-cell office:value-type="float" office:value="1.70972442763597" calcext:value-type="float">
            <text:p>1.70972442763597</text:p>
          </table:table-cell>
          <table:table-cell office:value-type="float" office:value="842" calcext:value-type="float">
            <text:p>842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1139297.96399337" calcext:value-type="float">
            <text:p>1139297.96399337</text:p>
          </table:table-cell>
          <table:table-cell office:value-type="float" office:value="1542881.25796253" calcext:value-type="float">
            <text:p>1542881.25796253</text:p>
          </table:table-cell>
          <table:table-cell office:value-type="float" office:value="877.733509234828" calcext:value-type="float">
            <text:p>877.733509234828</text:p>
          </table:table-cell>
          <table:table-cell office:value-type="float" office:value="348" calcext:value-type="float">
            <text:p>348</text:p>
          </table:table-cell>
          <table:table-cell office:value-type="float" office:value="236" calcext:value-type="float">
            <text:p>236</text:p>
          </table:table-cell>
          <table:table-cell office:value-type="float" office:value="17082" calcext:value-type="float">
            <text:p>17082</text:p>
          </table:table-cell>
          <table:table-cell office:value-type="float" office:value="1188.66058194059" calcext:value-type="float">
            <text:p>1188.66058194059</text:p>
          </table:table-cell>
          <table:table-cell office:value-type="float" office:value="1.3542385808841" calcext:value-type="float">
            <text:p>1.3542385808841</text:p>
          </table:table-cell>
          <table:table-cell office:value-type="float" office:value="379" calcext:value-type="float">
            <text:p>379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2228623.58784689" calcext:value-type="float">
            <text:p>2228623.58784689</text:p>
          </table:table-cell>
          <table:table-cell office:value-type="float" office:value="1500600.77221944" calcext:value-type="float">
            <text:p>1500600.77221944</text:p>
          </table:table-cell>
          <table:table-cell office:value-type="float" office:value="448.707446808511" calcext:value-type="float">
            <text:p>448.707446808511</text:p>
          </table:table-cell>
          <table:table-cell office:value-type="float" office:value="402.5" calcext:value-type="float">
            <text:p>402.5</text:p>
          </table:table-cell>
          <table:table-cell office:value-type="float" office:value="254" calcext:value-type="float">
            <text:p>254</text:p>
          </table:table-cell>
          <table:table-cell office:value-type="float" office:value="3348" calcext:value-type="float">
            <text:p>3348</text:p>
          </table:table-cell>
          <table:table-cell office:value-type="float" office:value="302.128517733217" calcext:value-type="float">
            <text:p>302.128517733217</text:p>
          </table:table-cell>
          <table:table-cell office:value-type="float" office:value="0.673330741181465" calcext:value-type="float">
            <text:p>0.673330741181465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1385786.71927222" calcext:value-type="float">
            <text:p>1385786.71927222</text:p>
          </table:table-cell>
          <table:table-cell office:value-type="float" office:value="364324.093277587" calcext:value-type="float">
            <text:p>364324.093277587</text:p>
          </table:table-cell>
          <table:table-cell office:value-type="float" office:value="721.611764705882" calcext:value-type="float">
            <text:p>721.611764705882</text:p>
          </table:table-cell>
          <table:table-cell office:value-type="float" office:value="690" calcext:value-type="float">
            <text:p>690</text:p>
          </table:table-cell>
          <table:table-cell office:value-type="float" office:value="425" calcext:value-type="float">
            <text:p>425</text:p>
          </table:table-cell>
          <table:table-cell office:value-type="float" office:value="1412" calcext:value-type="float">
            <text:p>1412</text:p>
          </table:table-cell>
          <table:table-cell office:value-type="float" office:value="189.712131180604" calcext:value-type="float">
            <text:p>189.712131180604</text:p>
          </table:table-cell>
          <table:table-cell office:value-type="float" office:value="0.26290055187491" calcext:value-type="float">
            <text:p>0.2629005518749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930004.894762604" calcext:value-type="float">
            <text:p>930004.894762604</text:p>
          </table:table-cell>
          <table:table-cell office:value-type="float" office:value="151085.037522454" calcext:value-type="float">
            <text:p>151085.037522454</text:p>
          </table:table-cell>
          <table:table-cell office:value-type="float" office:value="1075.26315789474" calcext:value-type="float">
            <text:p>1075.26315789474</text:p>
          </table:table-cell>
          <table:table-cell office:value-type="float" office:value="1058" calcext:value-type="float">
            <text:p>1058</text:p>
          </table:table-cell>
          <table:table-cell office:value-type="float" office:value="813" calcext:value-type="float">
            <text:p>813</text:p>
          </table:table-cell>
          <table:table-cell office:value-type="float" office:value="1695" calcext:value-type="float">
            <text:p>1695</text:p>
          </table:table-cell>
          <table:table-cell office:value-type="float" office:value="174.6831392737" calcext:value-type="float">
            <text:p>174.6831392737</text:p>
          </table:table-cell>
          <table:table-cell office:value-type="float" office:value="0.162456174557039" calcext:value-type="float">
            <text:p>0.162456174557039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32768" calcext:value-type="float">
            <text:p>32768</text:p>
          </table:table-cell>
          <table:table-cell table:style-name="Default" office:value-type="float" office:value="437515.831164944" calcext:value-type="float">
            <text:p>437515.831164944</text:p>
          </table:table-cell>
          <table:table-cell office:value-type="float" office:value="898479.011669838" calcext:value-type="float">
            <text:p>898479.011669838</text:p>
          </table:table-cell>
          <table:table-cell office:value-type="float" office:value="2285.63157894737" calcext:value-type="float">
            <text:p>2285.63157894737</text:p>
          </table:table-cell>
          <table:table-cell office:value-type="float" office:value="1137" calcext:value-type="float">
            <text:p>1137</text:p>
          </table:table-cell>
          <table:table-cell office:value-type="float" office:value="1046" calcext:value-type="float">
            <text:p>1046</text:p>
          </table:table-cell>
          <table:table-cell office:value-type="float" office:value="21643" calcext:value-type="float">
            <text:p>21643</text:p>
          </table:table-cell>
          <table:table-cell office:value-type="float" office:value="4693.7547302598" calcext:value-type="float">
            <text:p>4693.7547302598</text:p>
          </table:table-cell>
          <table:table-cell office:value-type="float" office:value="2.053592002094" calcext:value-type="float">
            <text:p>2.05359200209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722217.206824953" calcext:value-type="float">
            <text:p>722217.206824953</text:p>
          </table:table-cell>
          <table:table-cell office:value-type="float" office:value="75670.4222038505" calcext:value-type="float">
            <text:p>75670.4222038505</text:p>
          </table:table-cell>
          <table:table-cell office:value-type="float" office:value="1384.625" calcext:value-type="float">
            <text:p>1384.625</text:p>
          </table:table-cell>
          <table:table-cell office:value-type="float" office:value="1333" calcext:value-type="float">
            <text:p>1333</text:p>
          </table:table-cell>
          <table:table-cell office:value-type="float" office:value="1247" calcext:value-type="float">
            <text:p>1247</text:p>
          </table:table-cell>
          <table:table-cell office:value-type="float" office:value="1623" calcext:value-type="float">
            <text:p>1623</text:p>
          </table:table-cell>
          <table:table-cell office:value-type="float" office:value="145.07430362207" calcext:value-type="float">
            <text:p>145.07430362207</text:p>
          </table:table-cell>
          <table:table-cell office:value-type="float" office:value="0.104775158344007" calcext:value-type="float">
            <text:p>0.10477515834400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31072" calcext:value-type="float">
            <text:p>131072</text:p>
          </table:table-cell>
          <table:table-cell table:style-name="Default" office:value-type="float" office:value="790670.092903736" calcext:value-type="float">
            <text:p>790670.092903736</text:p>
          </table:table-cell>
          <table:table-cell office:value-type="float" office:value="31313.6535361919" calcext:value-type="float">
            <text:p>31313.6535361919</text:p>
          </table:table-cell>
          <table:table-cell office:value-type="float" office:value="1264.75" calcext:value-type="float">
            <text:p>1264.75</text:p>
          </table:table-cell>
          <table:table-cell office:value-type="float" office:value="1285" calcext:value-type="float">
            <text:p>1285</text:p>
          </table:table-cell>
          <table:table-cell office:value-type="float" office:value="1191" calcext:value-type="float">
            <text:p>1191</text:p>
          </table:table-cell>
          <table:table-cell office:value-type="float" office:value="1298" calcext:value-type="float">
            <text:p>1298</text:p>
          </table:table-cell>
          <table:table-cell office:value-type="float" office:value="50.0890873011943" calcext:value-type="float">
            <text:p>50.0890873011943</text:p>
          </table:table-cell>
          <table:table-cell office:value-type="float" office:value="0.0396039433098987" calcext:value-type="float">
            <text:p>0.03960394330989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62144" calcext:value-type="float">
            <text:p>262144</text:p>
          </table:table-cell>
          <table:table-cell table:style-name="Default" office:value-type="float" office:value="851063.829787234" calcext:value-type="float">
            <text:p>851063.829787234</text:p>
          </table:table-cell>
          <table:table-cell office:value-type="float" office:value="29705.5270684072" calcext:value-type="float">
            <text:p>29705.5270684072</text:p>
          </table:table-cell>
          <table:table-cell table:number-columns-repeated="2" office:value-type="float" office:value="1175" calcext:value-type="float">
            <text:p>1175</text:p>
          </table:table-cell>
          <table:table-cell office:value-type="float" office:value="1146" calcext:value-type="float">
            <text:p>1146</text:p>
          </table:table-cell>
          <table:table-cell office:value-type="float" office:value="1204" calcext:value-type="float">
            <text:p>1204</text:p>
          </table:table-cell>
          <table:table-cell office:value-type="float" office:value="41.0121933088198" calcext:value-type="float">
            <text:p>41.0121933088198</text:p>
          </table:table-cell>
          <table:table-cell office:value-type="float" office:value="0.0349039943053785" calcext:value-type="float">
            <text:p>0.034903994305378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524288" calcext:value-type="float">
            <text:p>524288</text:p>
          </table:table-cell>
          <table:table-cell table:style-name="Default" office:value-type="float" office:value="807102.502017756" calcext:value-type="float">
            <text:p>807102.5020177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048576" calcext:value-type="float">
            <text:p>1048576</text:p>
          </table:table-cell>
          <table:table-cell table:style-name="Default" office:value-type="float" office:value="580720.092915215" calcext:value-type="float">
            <text:p>580720.0929152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722" calcext:value-type="float">
            <text:p>1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49337.012301164" calcext:value-type="float">
            <text:p>349337.012301164</text:p>
          </table:table-cell>
          <table:table-cell office:value-type="float" office:value="491737.334412366" calcext:value-type="float">
            <text:p>491737.334412366</text:p>
          </table:table-cell>
          <table:table-cell office:value-type="float" office:value="2862.56527303754" calcext:value-type="float">
            <text:p>2862.56527303754</text:p>
          </table:table-cell>
          <table:table-cell office:value-type="float" office:value="2186" calcext:value-type="float">
            <text:p>2186</text:p>
          </table:table-cell>
          <table:table-cell office:value-type="float" office:value="1960" calcext:value-type="float">
            <text:p>1960</text:p>
          </table:table-cell>
          <table:table-cell office:value-type="float" office:value="88094" calcext:value-type="float">
            <text:p>88094</text:p>
          </table:table-cell>
          <table:table-cell office:value-type="float" office:value="4029.43337630474" calcext:value-type="float">
            <text:p>4029.43337630474</text:p>
          </table:table-cell>
          <table:table-cell office:value-type="float" office:value="1.40763021694489" calcext:value-type="float">
            <text:p>1.40763021694489</text:p>
          </table:table-cell>
          <table:table-cell office:value-type="float" office:value="11720" calcext:value-type="float">
            <text:p>11720</text:p>
          </table:table-cell>
          <table:table-cell table:number-columns-repeated="4"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4235266.74540782" calcext:value-type="float">
            <text:p>4235266.74540782</text:p>
          </table:table-cell>
          <table:table-cell office:value-type="float" office:value="27793036.607803" calcext:value-type="float">
            <text:p>27793036.607803</text:p>
          </table:table-cell>
          <table:table-cell office:value-type="float" office:value="236.11263708107" calcext:value-type="float">
            <text:p>236.11263708107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46228" calcext:value-type="float">
            <text:p>46228</text:p>
          </table:table-cell>
          <table:table-cell office:value-type="float" office:value="1549.43892803786" calcext:value-type="float">
            <text:p>1549.43892803786</text:p>
          </table:table-cell>
          <table:table-cell office:value-type="float" office:value="6.56228716595909" calcext:value-type="float">
            <text:p>6.56228716595909</text:p>
          </table:table-cell>
          <table:table-cell office:value-type="float" office:value="9757" calcext:value-type="float">
            <text:p>9757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3257986.26796522" calcext:value-type="float">
            <text:p>3257986.26796522</text:p>
          </table:table-cell>
          <table:table-cell office:value-type="float" office:value="15751208.7853916" calcext:value-type="float">
            <text:p>15751208.7853916</text:p>
          </table:table-cell>
          <table:table-cell office:value-type="float" office:value="306.938064728109" calcext:value-type="float">
            <text:p>306.938064728109</text:p>
          </table:table-cell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41834" calcext:value-type="float">
            <text:p>41834</text:p>
          </table:table-cell>
          <table:table-cell office:value-type="float" office:value="1483.93674622084" calcext:value-type="float">
            <text:p>1483.93674622084</text:p>
          </table:table-cell>
          <table:table-cell office:value-type="float" office:value="4.83464554171649" calcext:value-type="float">
            <text:p>4.83464554171649</text:p>
          </table:table-cell>
          <table:table-cell office:value-type="float" office:value="6087" calcext:value-type="float">
            <text:p>6087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3774048.95163493" calcext:value-type="float">
            <text:p>3774048.95163493</text:p>
          </table:table-cell>
          <table:table-cell office:value-type="float" office:value="9247051.24416382" calcext:value-type="float">
            <text:p>9247051.24416382</text:p>
          </table:table-cell>
          <table:table-cell office:value-type="float" office:value="264.967416378316" calcext:value-type="float">
            <text:p>264.967416378316</text:p>
          </table:table-cell>
          <table:table-cell office:value-type="float" office:value="227.5" calcext:value-type="float">
            <text:p>227.5</text:p>
          </table:table-cell>
          <table:table-cell office:value-type="float" office:value="168" calcext:value-type="float">
            <text:p>168</text:p>
          </table:table-cell>
          <table:table-cell office:value-type="float" office:value="21019" calcext:value-type="float">
            <text:p>21019</text:p>
          </table:table-cell>
          <table:table-cell office:value-type="float" office:value="649.214493156629" calcext:value-type="float">
            <text:p>649.214493156629</text:p>
          </table:table-cell>
          <table:table-cell office:value-type="float" office:value="2.45016727728398" calcext:value-type="float">
            <text:p>2.45016727728398</text:p>
          </table:table-cell>
          <table:table-cell office:value-type="float" office:value="3468" calcext:value-type="float">
            <text:p>3468</text:p>
          </table:table-cell>
          <table:table-cell table:number-columns-repeated="4"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2440748.72071102" calcext:value-type="float">
            <text:p>2440748.72071102</text:p>
          </table:table-cell>
          <table:table-cell office:value-type="float" office:value="10083636.1328757" calcext:value-type="float">
            <text:p>10083636.1328757</text:p>
          </table:table-cell>
          <table:table-cell office:value-type="float" office:value="409.710344827586" calcext:value-type="float">
            <text:p>409.710344827586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33174" calcext:value-type="float">
            <text:p>33174</text:p>
          </table:table-cell>
          <table:table-cell office:value-type="float" office:value="1692.66504251732" calcext:value-type="float">
            <text:p>1692.66504251732</text:p>
          </table:table-cell>
          <table:table-cell office:value-type="float" office:value="4.13137003711641" calcext:value-type="float">
            <text:p>4.13137003711641</text:p>
          </table:table-cell>
          <table:table-cell office:value-type="float" office:value="1595" calcext:value-type="float">
            <text:p>1595</text:p>
          </table:table-cell>
          <table:table-cell table:number-columns-repeated="4"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772857.421996526" calcext:value-type="float">
            <text:p>772857.421996526</text:p>
          </table:table-cell>
          <table:table-cell office:value-type="float" office:value="2135449.71187799" calcext:value-type="float">
            <text:p>2135449.71187799</text:p>
          </table:table-cell>
          <table:table-cell office:value-type="float" office:value="1293.89971751412" calcext:value-type="float">
            <text:p>1293.89971751412</text:p>
          </table:table-cell>
          <table:table-cell office:value-type="float" office:value="312" calcext:value-type="float">
            <text:p>312</text:p>
          </table:table-cell>
          <table:table-cell office:value-type="float" office:value="225" calcext:value-type="float">
            <text:p>225</text:p>
          </table:table-cell>
          <table:table-cell office:value-type="float" office:value="28005" calcext:value-type="float">
            <text:p>28005</text:p>
          </table:table-cell>
          <table:table-cell office:value-type="float" office:value="3575.11967967744" calcext:value-type="float">
            <text:p>3575.11967967744</text:p>
          </table:table-cell>
          <table:table-cell office:value-type="float" office:value="2.76305777896455" calcext:value-type="float">
            <text:p>2.76305777896455</text:p>
          </table:table-cell>
          <table:table-cell office:value-type="float" office:value="708" calcext:value-type="float">
            <text:p>708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2181295.89110971" calcext:value-type="float">
            <text:p>2181295.89110971</text:p>
          </table:table-cell>
          <table:table-cell office:value-type="float" office:value="7078129.48364368" calcext:value-type="float">
            <text:p>7078129.48364368</text:p>
          </table:table-cell>
          <table:table-cell office:value-type="float" office:value="458.443076923077" calcext:value-type="float">
            <text:p>458.443076923077</text:p>
          </table:table-cell>
          <table:table-cell office:value-type="float" office:value="330" calcext:value-type="float">
            <text:p>330</text:p>
          </table:table-cell>
          <table:table-cell office:value-type="float" office:value="254" calcext:value-type="float">
            <text:p>254</text:p>
          </table:table-cell>
          <table:table-cell office:value-type="float" office:value="19685" calcext:value-type="float">
            <text:p>19685</text:p>
          </table:table-cell>
          <table:table-cell office:value-type="float" office:value="1487.61086130811" calcext:value-type="float">
            <text:p>1487.61086130811</text:p>
          </table:table-cell>
          <table:table-cell office:value-type="float" office:value="3.24491945934156" calcext:value-type="float">
            <text:p>3.24491945934156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559787.001046102" calcext:value-type="float">
            <text:p>559787.001046102</text:p>
          </table:table-cell>
          <table:table-cell office:value-type="float" office:value="2774186.00807464" calcext:value-type="float">
            <text:p>2774186.00807464</text:p>
          </table:table-cell>
          <table:table-cell office:value-type="float" office:value="1786.39375" calcext:value-type="float">
            <text:p>1786.39375</text:p>
          </table:table-cell>
          <table:table-cell office:value-type="float" office:value="404.5" calcext:value-type="float">
            <text:p>404.5</text:p>
          </table:table-cell>
          <table:table-cell office:value-type="float" office:value="326" calcext:value-type="float">
            <text:p>326</text:p>
          </table:table-cell>
          <table:table-cell office:value-type="float" office:value="80950" calcext:value-type="float">
            <text:p>80950</text:p>
          </table:table-cell>
          <table:table-cell office:value-type="float" office:value="8852.98968518537" calcext:value-type="float">
            <text:p>8852.98968518537</text:p>
          </table:table-cell>
          <table:table-cell office:value-type="float" office:value="4.95578854616199" calcext:value-type="float">
            <text:p>4.95578854616199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1341921.6317767" calcext:value-type="float">
            <text:p>1341921.6317767</text:p>
          </table:table-cell>
          <table:table-cell office:value-type="float" office:value="279999.784758211" calcext:value-type="float">
            <text:p>279999.784758211</text:p>
          </table:table-cell>
          <table:table-cell office:value-type="float" office:value="745.2" calcext:value-type="float">
            <text:p>745.2</text:p>
          </table:table-cell>
          <table:table-cell office:value-type="float" office:value="722" calcext:value-type="float">
            <text:p>722</text:p>
          </table:table-cell>
          <table:table-cell office:value-type="float" office:value="437" calcext:value-type="float">
            <text:p>437</text:p>
          </table:table-cell>
          <table:table-cell office:value-type="float" office:value="1235" calcext:value-type="float">
            <text:p>1235</text:p>
          </table:table-cell>
          <table:table-cell office:value-type="float" office:value="155.490331671275" calcext:value-type="float">
            <text:p>155.490331671275</text:p>
          </table:table-cell>
          <table:table-cell office:value-type="float" office:value="0.208655839601819" calcext:value-type="float">
            <text:p>0.208655839601819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872946.591540354" calcext:value-type="float">
            <text:p>872946.591540354</text:p>
          </table:table-cell>
          <table:table-cell office:value-type="float" office:value="135005.135850142" calcext:value-type="float">
            <text:p>135005.135850142</text:p>
          </table:table-cell>
          <table:table-cell office:value-type="float" office:value="1145.54545454545" calcext:value-type="float">
            <text:p>1145.54545454545</text:p>
          </table:table-cell>
          <table:table-cell office:value-type="float" office:value="1088" calcext:value-type="float">
            <text:p>1088</text:p>
          </table:table-cell>
          <table:table-cell office:value-type="float" office:value="886" calcext:value-type="float">
            <text:p>886</text:p>
          </table:table-cell>
          <table:table-cell office:value-type="float" office:value="1663" calcext:value-type="float">
            <text:p>1663</text:p>
          </table:table-cell>
          <table:table-cell office:value-type="float" office:value="177.16378208262" calcext:value-type="float">
            <text:p>177.16378208262</text:p>
          </table:table-cell>
          <table:table-cell office:value-type="float" office:value="0.154654519713421" calcext:value-type="float">
            <text:p>0.15465451971342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32768" calcext:value-type="float">
            <text:p>32768</text:p>
          </table:table-cell>
          <table:table-cell table:style-name="Default" office:value-type="float" office:value="827532.492819939" calcext:value-type="float">
            <text:p>827532.492819939</text:p>
          </table:table-cell>
          <table:table-cell office:value-type="float" office:value="312270.561840677" calcext:value-type="float">
            <text:p>312270.561840677</text:p>
          </table:table-cell>
          <table:table-cell office:value-type="float" office:value="1208.41176470588" calcext:value-type="float">
            <text:p>1208.41176470588</text:p>
          </table:table-cell>
          <table:table-cell office:value-type="float" office:value="1050" calcext:value-type="float">
            <text:p>1050</text:p>
          </table:table-cell>
          <table:table-cell office:value-type="float" office:value="907" calcext:value-type="float">
            <text:p>907</text:p>
          </table:table-cell>
          <table:table-cell office:value-type="float" office:value="2875" calcext:value-type="float">
            <text:p>2875</text:p>
          </table:table-cell>
          <table:table-cell office:value-type="float" office:value="455.995896201864" calcext:value-type="float">
            <text:p>455.995896201864</text:p>
          </table:table-cell>
          <table:table-cell office:value-type="float" office:value="0.377351420699591" calcext:value-type="float">
            <text:p>0.37735142069959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685736.677115988" calcext:value-type="float">
            <text:p>685736.677115988</text:p>
          </table:table-cell>
          <table:table-cell office:value-type="float" office:value="52636.6985972936" calcext:value-type="float">
            <text:p>52636.6985972936</text:p>
          </table:table-cell>
          <table:table-cell office:value-type="float" office:value="1458.28571428571" calcext:value-type="float">
            <text:p>1458.28571428571</text:p>
          </table:table-cell>
          <table:table-cell office:value-type="float" office:value="1482" calcext:value-type="float">
            <text:p>1482</text:p>
          </table:table-cell>
          <table:table-cell office:value-type="float" office:value="1310" calcext:value-type="float">
            <text:p>1310</text:p>
          </table:table-cell>
          <table:table-cell office:value-type="float" office:value="1594" calcext:value-type="float">
            <text:p>1594</text:p>
          </table:table-cell>
          <table:table-cell office:value-type="float" office:value="111.937057143311" calcext:value-type="float">
            <text:p>111.937057143311</text:p>
          </table:table-cell>
          <table:table-cell office:value-type="float" office:value="0.0767593456115962" calcext:value-type="float">
            <text:p>0.076759345611596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31072" calcext:value-type="float">
            <text:p>131072</text:p>
          </table:table-cell>
          <table:table-cell table:style-name="Default" office:value-type="float" office:value="766871.165644172" calcext:value-type="float">
            <text:p>766871.165644172</text:p>
          </table:table-cell>
          <table:table-cell office:value-type="float" office:value="24664.8078770263" calcext:value-type="float">
            <text:p>24664.8078770263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259" calcext:value-type="float">
            <text:p>1259</text:p>
          </table:table-cell>
          <table:table-cell office:value-type="float" office:value="1342" calcext:value-type="float">
            <text:p>1342</text:p>
          </table:table-cell>
          <table:table-cell office:value-type="float" office:value="41.9404339510215" calcext:value-type="float">
            <text:p>41.9404339510215</text:p>
          </table:table-cell>
          <table:table-cell office:value-type="float" office:value="0.0321629094716423" calcext:value-type="float">
            <text:p>0.032162909471642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62144" calcext:value-type="float">
            <text:p>262144</text:p>
          </table:table-cell>
          <table:table-cell table:style-name="Default" office:value-type="float" office:value="571102.227298687" calcext:value-type="float">
            <text:p>571102.227298687</text:p>
          </table:table-cell>
          <table:table-cell office:value-type="float" office:value="61347.1436557332" calcext:value-type="float">
            <text:p>61347.1436557332</text:p>
          </table:table-cell>
          <table:table-cell table:number-columns-repeated="2" office:value-type="float" office:value="1751" calcext:value-type="float">
            <text:p>1751</text:p>
          </table:table-cell>
          <table:table-cell office:value-type="float" office:value="1618" calcext:value-type="float">
            <text:p>1618</text:p>
          </table:table-cell>
          <table:table-cell office:value-type="float" office:value="1884" calcext:value-type="float">
            <text:p>1884</text:p>
          </table:table-cell>
          <table:table-cell office:value-type="float" office:value="188.090403795622" calcext:value-type="float">
            <text:p>188.090403795622</text:p>
          </table:table-cell>
          <table:table-cell office:value-type="float" office:value="0.107418848541189" calcext:value-type="float">
            <text:p>0.10741884854118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524288" calcext:value-type="float">
            <text:p>524288</text:p>
          </table:table-cell>
          <table:table-cell table:style-name="Default" office:value-type="float" office:value="591016.548463357" calcext:value-type="float">
            <text:p>591016.54846335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692" calcext:value-type="float">
            <text:p>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048576" calcext:value-type="float">
            <text:p>1048576</text:p>
          </table:table-cell>
          <table:table-cell table:style-name="Default" office:value-type="float" office:value="536768.652710682" calcext:value-type="float">
            <text:p>536768.65271068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863" calcext:value-type="float">
            <text:p>1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073382.02578846" calcext:value-type="float">
            <text:p>1073382.02578846</text:p>
          </table:table-cell>
          <table:table-cell office:value-type="float" office:value="2210313.24006425" calcext:value-type="float">
            <text:p>2210313.24006425</text:p>
          </table:table-cell>
          <table:table-cell office:value-type="float" office:value="931.63475442533" calcext:value-type="float">
            <text:p>931.63475442533</text:p>
          </table:table-cell>
          <table:table-cell office:value-type="float" office:value="780" calcext:value-type="float">
            <text:p>780</text:p>
          </table:table-cell>
          <table:table-cell office:value-type="float" office:value="691" calcext:value-type="float">
            <text:p>691</text:p>
          </table:table-cell>
          <table:table-cell office:value-type="float" office:value="55988" calcext:value-type="float">
            <text:p>55988</text:p>
          </table:table-cell>
          <table:table-cell office:value-type="float" office:value="1918.42660221341" calcext:value-type="float">
            <text:p>1918.42660221341</text:p>
          </table:table-cell>
          <table:table-cell office:value-type="float" office:value="2.05920463261031" calcext:value-type="float">
            <text:p>2.05920463261031</text:p>
          </table:table-cell>
          <table:table-cell office:value-type="float" office:value="8022" calcext:value-type="float">
            <text:p>8022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766202.965098101" calcext:value-type="float">
            <text:p>766202.965098101</text:p>
          </table:table-cell>
          <table:table-cell office:value-type="float" office:value="1415703.07105763" calcext:value-type="float">
            <text:p>1415703.07105763</text:p>
          </table:table-cell>
          <table:table-cell office:value-type="float" office:value="1305.13720978875" calcext:value-type="float">
            <text:p>1305.13720978875</text:p>
          </table:table-cell>
          <table:table-cell office:value-type="float" office:value="1056" calcext:value-type="float">
            <text:p>1056</text:p>
          </table:table-cell>
          <table:table-cell office:value-type="float" office:value="936" calcext:value-type="float">
            <text:p>936</text:p>
          </table:table-cell>
          <table:table-cell office:value-type="float" office:value="65782" calcext:value-type="float">
            <text:p>65782</text:p>
          </table:table-cell>
          <table:table-cell office:value-type="float" office:value="2411.48473735408" calcext:value-type="float">
            <text:p>2411.48473735408</text:p>
          </table:table-cell>
          <table:table-cell office:value-type="float" office:value="1.84768675604951" calcext:value-type="float">
            <text:p>1.84768675604951</text:p>
          </table:table-cell>
          <table:table-cell office:value-type="float" office:value="4781" calcext:value-type="float">
            <text:p>478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896462.612690872" calcext:value-type="float">
            <text:p>896462.612690872</text:p>
          </table:table-cell>
          <table:table-cell office:value-type="float" office:value="2074307.08653349" calcext:value-type="float">
            <text:p>2074307.08653349</text:p>
          </table:table-cell>
          <table:table-cell office:value-type="float" office:value="1115.49548842683" calcext:value-type="float">
            <text:p>1115.49548842683</text:p>
          </table:table-cell>
          <table:table-cell office:value-type="float" office:value="856" calcext:value-type="float">
            <text:p>856</text:p>
          </table:table-cell>
          <table:table-cell office:value-type="float" office:value="726" calcext:value-type="float">
            <text:p>726</text:p>
          </table:table-cell>
          <table:table-cell office:value-type="float" office:value="46848" calcext:value-type="float">
            <text:p>46848</text:p>
          </table:table-cell>
          <table:table-cell office:value-type="float" office:value="2581.12292011203" calcext:value-type="float">
            <text:p>2581.12292011203</text:p>
          </table:table-cell>
          <table:table-cell office:value-type="float" office:value="2.31388019663992" calcext:value-type="float">
            <text:p>2.31388019663992</text:p>
          </table:table-cell>
          <table:table-cell office:value-type="float" office:value="2549" calcext:value-type="float">
            <text:p>2549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1540.842723205" calcext:value-type="float">
            <text:p>501540.842723205</text:p>
          </table:table-cell>
          <table:table-cell office:value-type="float" office:value="674323.161698576" calcext:value-type="float">
            <text:p>674323.161698576</text:p>
          </table:table-cell>
          <table:table-cell office:value-type="float" office:value="1993.85556432518" calcext:value-type="float">
            <text:p>1993.85556432518</text:p>
          </table:table-cell>
          <table:table-cell office:value-type="float" office:value="1768" calcext:value-type="float">
            <text:p>1768</text:p>
          </table:table-cell>
          <table:table-cell office:value-type="float" office:value="1489" calcext:value-type="float">
            <text:p>1489</text:p>
          </table:table-cell>
          <table:table-cell office:value-type="float" office:value="72223" calcext:value-type="float">
            <text:p>72223</text:p>
          </table:table-cell>
          <table:table-cell office:value-type="float" office:value="2680.74476408708" calcext:value-type="float">
            <text:p>2680.74476408708</text:p>
          </table:table-cell>
          <table:table-cell office:value-type="float" office:value="1.34450298810605" calcext:value-type="float">
            <text:p>1.34450298810605</text:p>
          </table:table-cell>
          <table:table-cell office:value-type="float" office:value="1267" calcext:value-type="float">
            <text:p>1267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443192.498984797" calcext:value-type="float">
            <text:p>443192.498984797</text:p>
          </table:table-cell>
          <table:table-cell office:value-type="float" office:value="515317.66452295" calcext:value-type="float">
            <text:p>515317.66452295</text:p>
          </table:table-cell>
          <table:table-cell office:value-type="float" office:value="2256.35587761675" calcext:value-type="float">
            <text:p>2256.35587761675</text:p>
          </table:table-cell>
          <table:table-cell office:value-type="float" office:value="1999" calcext:value-type="float">
            <text:p>1999</text:p>
          </table:table-cell>
          <table:table-cell office:value-type="float" office:value="1705" calcext:value-type="float">
            <text:p>1705</text:p>
          </table:table-cell>
          <table:table-cell office:value-type="float" office:value="53645" calcext:value-type="float">
            <text:p>53645</text:p>
          </table:table-cell>
          <table:table-cell office:value-type="float" office:value="2623.55532607058" calcext:value-type="float">
            <text:p>2623.55532607058</text:p>
          </table:table-cell>
          <table:table-cell office:value-type="float" office:value="1.16274004118609" calcext:value-type="float">
            <text:p>1.16274004118609</text:p>
          </table:table-cell>
          <table:table-cell office:value-type="float" office:value="621" calcext:value-type="float">
            <text:p>62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276807.095178912" calcext:value-type="float">
            <text:p>276807.095178912</text:p>
          </table:table-cell>
          <table:table-cell office:value-type="float" office:value="933932.304079373" calcext:value-type="float">
            <text:p>933932.304079373</text:p>
          </table:table-cell>
          <table:table-cell office:value-type="float" office:value="3612.62416107383" calcext:value-type="float">
            <text:p>3612.62416107383</text:p>
          </table:table-cell>
          <table:table-cell office:value-type="float" office:value="2348.5" calcext:value-type="float">
            <text:p>2348.5</text:p>
          </table:table-cell>
          <table:table-cell office:value-type="float" office:value="2077" calcext:value-type="float">
            <text:p>2077</text:p>
          </table:table-cell>
          <table:table-cell office:value-type="float" office:value="155870" calcext:value-type="float">
            <text:p>155870</text:p>
          </table:table-cell>
          <table:table-cell office:value-type="float" office:value="12188.8003063786" calcext:value-type="float">
            <text:p>12188.8003063786</text:p>
          </table:table-cell>
          <table:table-cell office:value-type="float" office:value="3.37394640652449" calcext:value-type="float">
            <text:p>3.37394640652449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316145.624297921" calcext:value-type="float">
            <text:p>316145.624297921</text:p>
          </table:table-cell>
          <table:table-cell office:value-type="float" office:value="223360.99855034" calcext:value-type="float">
            <text:p>223360.99855034</text:p>
          </table:table-cell>
          <table:table-cell office:value-type="float" office:value="3163.09929078014" calcext:value-type="float">
            <text:p>3163.09929078014</text:p>
          </table:table-cell>
          <table:table-cell office:value-type="float" office:value="2817" calcext:value-type="float">
            <text:p>2817</text:p>
          </table:table-cell>
          <table:table-cell office:value-type="float" office:value="2432" calcext:value-type="float">
            <text:p>2432</text:p>
          </table:table-cell>
          <table:table-cell office:value-type="float" office:value="21498" calcext:value-type="float">
            <text:p>21498</text:p>
          </table:table-cell>
          <table:table-cell office:value-type="float" office:value="2234.77082016084" calcext:value-type="float">
            <text:p>2234.77082016084</text:p>
          </table:table-cell>
          <table:table-cell office:value-type="float" office:value="0.706513016102526" calcext:value-type="float">
            <text:p>0.706513016102526</text:p>
          </table:table-cell>
          <table:table-cell office:value-type="float" office:value="141" calcext:value-type="float">
            <text:p>14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230628.055415699" calcext:value-type="float">
            <text:p>230628.055415699</text:p>
          </table:table-cell>
          <table:table-cell office:value-type="float" office:value="162011.017025775" calcext:value-type="float">
            <text:p>162011.017025775</text:p>
          </table:table-cell>
          <table:table-cell office:value-type="float" office:value="4335.98591549296" calcext:value-type="float">
            <text:p>4335.98591549296</text:p>
          </table:table-cell>
          <table:table-cell office:value-type="float" office:value="3876" calcext:value-type="float">
            <text:p>3876</text:p>
          </table:table-cell>
          <table:table-cell office:value-type="float" office:value="3251" calcext:value-type="float">
            <text:p>3251</text:p>
          </table:table-cell>
          <table:table-cell office:value-type="float" office:value="24860" calcext:value-type="float">
            <text:p>24860</text:p>
          </table:table-cell>
          <table:table-cell office:value-type="float" office:value="3045.93249382544" calcext:value-type="float">
            <text:p>3045.93249382544</text:p>
          </table:table-cell>
          <table:table-cell office:value-type="float" office:value="0.702477487978451" calcext:value-type="float">
            <text:p>0.702477487978451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167080.655401718" calcext:value-type="float">
            <text:p>167080.655401718</text:p>
          </table:table-cell>
          <table:table-cell office:value-type="float" office:value="90968.9714815105" calcext:value-type="float">
            <text:p>90968.9714815105</text:p>
          </table:table-cell>
          <table:table-cell office:value-type="float" office:value="5985.13333333333" calcext:value-type="float">
            <text:p>5985.13333333333</text:p>
          </table:table-cell>
          <table:table-cell office:value-type="float" office:value="5088.5" calcext:value-type="float">
            <text:p>5088.5</text:p>
          </table:table-cell>
          <table:table-cell office:value-type="float" office:value="4506" calcext:value-type="float">
            <text:p>4506</text:p>
          </table:table-cell>
          <table:table-cell office:value-type="float" office:value="21692" calcext:value-type="float">
            <text:p>21692</text:p>
          </table:table-cell>
          <table:table-cell office:value-type="float" office:value="3258.674214582" calcext:value-type="float">
            <text:p>3258.674214582</text:p>
          </table:table-cell>
          <table:table-cell office:value-type="float" office:value="0.544461423513038" calcext:value-type="float">
            <text:p>0.544461423513038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137467.122446548" calcext:value-type="float">
            <text:p>137467.122446548</text:p>
          </table:table-cell>
          <table:table-cell office:value-type="float" office:value="97153.7198455745" calcext:value-type="float">
            <text:p>97153.7198455745</text:p>
          </table:table-cell>
          <table:table-cell office:value-type="float" office:value="7274.46666666667" calcext:value-type="float">
            <text:p>7274.46666666667</text:p>
          </table:table-cell>
          <table:table-cell office:value-type="float" office:value="5296" calcext:value-type="float">
            <text:p>5296</text:p>
          </table:table-cell>
          <table:table-cell office:value-type="float" office:value="5011" calcext:value-type="float">
            <text:p>5011</text:p>
          </table:table-cell>
          <table:table-cell office:value-type="float" office:value="20862" calcext:value-type="float">
            <text:p>20862</text:p>
          </table:table-cell>
          <table:table-cell office:value-type="float" office:value="5141.16745867077" calcext:value-type="float">
            <text:p>5141.16745867077</text:p>
          </table:table-cell>
          <table:table-cell office:value-type="float" office:value="0.706741496559304" calcext:value-type="float">
            <text:p>0.70674149655930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32768" calcext:value-type="float">
            <text:p>32768</text:p>
          </table:table-cell>
          <table:table-cell table:style-name="Default" office:value-type="float" office:value="135043.889264011" calcext:value-type="float">
            <text:p>135043.889264011</text:p>
          </table:table-cell>
          <table:table-cell office:value-type="float" office:value="84253.0484632304" calcext:value-type="float">
            <text:p>84253.0484632304</text:p>
          </table:table-cell>
          <table:table-cell office:value-type="float" office:value="7405" calcext:value-type="float">
            <text:p>7405</text:p>
          </table:table-cell>
          <table:table-cell office:value-type="float" office:value="5823" calcext:value-type="float">
            <text:p>5823</text:p>
          </table:table-cell>
          <table:table-cell office:value-type="float" office:value="5371" calcext:value-type="float">
            <text:p>5371</text:p>
          </table:table-cell>
          <table:table-cell office:value-type="float" office:value="18824" calcext:value-type="float">
            <text:p>18824</text:p>
          </table:table-cell>
          <table:table-cell office:value-type="float" office:value="4619.93376575899" calcext:value-type="float">
            <text:p>4619.93376575899</text:p>
          </table:table-cell>
          <table:table-cell office:value-type="float" office:value="0.623893823870221" calcext:value-type="float">
            <text:p>0.62389382387022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124223.602484472" calcext:value-type="float">
            <text:p>124223.602484472</text:p>
          </table:table-cell>
          <table:table-cell office:value-type="float" office:value="59355.5723291408" calcext:value-type="float">
            <text:p>59355.5723291408</text:p>
          </table:table-cell>
          <table:table-cell office:value-type="float" office:value="8050" calcext:value-type="float">
            <text:p>8050</text:p>
          </table:table-cell>
          <table:table-cell office:value-type="float" office:value="6447" calcext:value-type="float">
            <text:p>6447</text:p>
          </table:table-cell>
          <table:table-cell office:value-type="float" office:value="5566" calcext:value-type="float">
            <text:p>5566</text:p>
          </table:table-cell>
          <table:table-cell office:value-type="float" office:value="13740" calcext:value-type="float">
            <text:p>13740</text:p>
          </table:table-cell>
          <table:table-cell office:value-type="float" office:value="3846.38947585915" calcext:value-type="float">
            <text:p>3846.38947585915</text:p>
          </table:table-cell>
          <table:table-cell office:value-type="float" office:value="0.477812357249583" calcext:value-type="float">
            <text:p>0.47781235724958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131072" calcext:value-type="float">
            <text:p>131072</text:p>
          </table:table-cell>
          <table:table-cell table:style-name="Default" office:value-type="float" office:value="167322.011210575" calcext:value-type="float">
            <text:p>167322.011210575</text:p>
          </table:table-cell>
          <table:table-cell office:value-type="float" office:value="17361.6400452121" calcext:value-type="float">
            <text:p>17361.6400452121</text:p>
          </table:table-cell>
          <table:table-cell table:number-columns-repeated="2" office:value-type="float" office:value="5976.5" calcext:value-type="float">
            <text:p>5976.5</text:p>
          </table:table-cell>
          <table:table-cell office:value-type="float" office:value="5538" calcext:value-type="float">
            <text:p>5538</text:p>
          </table:table-cell>
          <table:table-cell office:value-type="float" office:value="6415" calcext:value-type="float">
            <text:p>6415</text:p>
          </table:table-cell>
          <table:table-cell office:value-type="float" office:value="620.132647100602" calcext:value-type="float">
            <text:p>620.132647100602</text:p>
          </table:table-cell>
          <table:table-cell office:value-type="float" office:value="0.10376184173021" calcext:value-type="float">
            <text:p>0.103761841730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262144" calcext:value-type="float">
            <text:p>262144</text:p>
          </table:table-cell>
          <table:table-cell table:style-name="Default" office:value-type="float" office:value="159007.791381778" calcext:value-type="float">
            <text:p>159007.7913817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289" calcext:value-type="float">
            <text:p>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524288" calcext:value-type="float">
            <text:p>524288</text:p>
          </table:table-cell>
          <table:table-cell table:style-name="Default" office:value-type="float" office:value="25339.5499695925" calcext:value-type="float">
            <text:p>25339.54996959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9464" calcext:value-type="float">
            <text:p>3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RRBVector)</text:p>
          </table:table-cell>
          <table:table-cell office:value-type="float" office:value="1048576" calcext:value-type="float">
            <text:p>1048576</text:p>
          </table:table-cell>
          <table:table-cell table:style-name="Default" office:value-type="float" office:value="145560.407569141" calcext:value-type="float">
            <text:p>145560.40756914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870" calcext:value-type="float">
            <text:p>6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311108.88267713" calcext:value-type="float">
            <text:p>2311108.88267713</text:p>
          </table:table-cell>
          <table:table-cell office:value-type="float" office:value="18559315.4161602" calcext:value-type="float">
            <text:p>18559315.4161602</text:p>
          </table:table-cell>
          <table:table-cell office:value-type="float" office:value="432.692724905988" calcext:value-type="float">
            <text:p>432.692724905988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77633" calcext:value-type="float">
            <text:p>77633</text:p>
          </table:table-cell>
          <table:table-cell office:value-type="float" office:value="3474.73060226646" calcext:value-type="float">
            <text:p>3474.73060226646</text:p>
          </table:table-cell>
          <table:table-cell office:value-type="float" office:value="8.03048075980807" calcext:value-type="float">
            <text:p>8.03048075980807</text:p>
          </table:table-cell>
          <table:table-cell office:value-type="float" office:value="13828" calcext:value-type="float">
            <text:p>13828</text:p>
          </table:table-cell>
          <table:table-cell table:number-columns-repeated="4"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1675943.59626802" calcext:value-type="float">
            <text:p>1675943.59626802</text:p>
          </table:table-cell>
          <table:table-cell office:value-type="float" office:value="8911305.18640387" calcext:value-type="float">
            <text:p>8911305.18640387</text:p>
          </table:table-cell>
          <table:table-cell office:value-type="float" office:value="596.678791712795" calcext:value-type="float">
            <text:p>596.678791712795</text:p>
          </table:table-cell>
          <table:table-cell office:value-type="float" office:value="219" calcext:value-type="float">
            <text:p>219</text:p>
          </table:table-cell>
          <table:table-cell office:value-type="float" office:value="108" calcext:value-type="float">
            <text:p>108</text:p>
          </table:table-cell>
          <table:table-cell office:value-type="float" office:value="89102" calcext:value-type="float">
            <text:p>89102</text:p>
          </table:table-cell>
          <table:table-cell office:value-type="float" office:value="3172.65260182245" calcext:value-type="float">
            <text:p>3172.65260182245</text:p>
          </table:table-cell>
          <table:table-cell office:value-type="float" office:value="5.31718681120742" calcext:value-type="float">
            <text:p>5.31718681120742</text:p>
          </table:table-cell>
          <table:table-cell office:value-type="float" office:value="12646" calcext:value-type="float">
            <text:p>12646</text:p>
          </table:table-cell>
          <table:table-cell table:number-columns-repeated="4"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151906.53126767" calcext:value-type="float">
            <text:p>1151906.53126767</text:p>
          </table:table-cell>
          <table:table-cell office:value-type="float" office:value="4406588.89193003" calcext:value-type="float">
            <text:p>4406588.89193003</text:p>
          </table:table-cell>
          <table:table-cell office:value-type="float" office:value="868.125991871492" calcext:value-type="float">
            <text:p>868.125991871492</text:p>
          </table:table-cell>
          <table:table-cell office:value-type="float" office:value="374" calcext:value-type="float">
            <text:p>374</text:p>
          </table:table-cell>
          <table:table-cell office:value-type="float" office:value="255" calcext:value-type="float">
            <text:p>255</text:p>
          </table:table-cell>
          <table:table-cell office:value-type="float" office:value="81912" calcext:value-type="float">
            <text:p>81912</text:p>
          </table:table-cell>
          <table:table-cell office:value-type="float" office:value="3320.99371670956" calcext:value-type="float">
            <text:p>3320.99371670956</text:p>
          </table:table-cell>
          <table:table-cell office:value-type="float" office:value="3.82547435257666" calcext:value-type="float">
            <text:p>3.82547435257666</text:p>
          </table:table-cell>
          <table:table-cell office:value-type="float" office:value="10334" calcext:value-type="float">
            <text:p>10334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496627.975274849" calcext:value-type="float">
            <text:p>496627.975274849</text:p>
          </table:table-cell>
          <table:table-cell office:value-type="float" office:value="1284921.0150429" calcext:value-type="float">
            <text:p>1284921.0150429</text:p>
          </table:table-cell>
          <table:table-cell office:value-type="float" office:value="2013.57968094039" calcext:value-type="float">
            <text:p>2013.57968094039</text:p>
          </table:table-cell>
          <table:table-cell office:value-type="float" office:value="775" calcext:value-type="float">
            <text:p>775</text:p>
          </table:table-cell>
          <table:table-cell office:value-type="float" office:value="629" calcext:value-type="float">
            <text:p>629</text:p>
          </table:table-cell>
          <table:table-cell office:value-type="float" office:value="86225" calcext:value-type="float">
            <text:p>86225</text:p>
          </table:table-cell>
          <table:table-cell office:value-type="float" office:value="5209.71627921646" calcext:value-type="float">
            <text:p>5209.71627921646</text:p>
          </table:table-cell>
          <table:table-cell office:value-type="float" office:value="2.58729084750369" calcext:value-type="float">
            <text:p>2.58729084750369</text:p>
          </table:table-cell>
          <table:table-cell office:value-type="float" office:value="5955" calcext:value-type="float">
            <text:p>5955</text:p>
          </table:table-cell>
          <table:table-cell table:number-columns-repeated="4"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512" calcext:value-type="float">
            <text:p>512</text:p>
          </table:table-cell>
          <table:table-cell table:style-name="Default" office:value-type="float" office:value="431296.683903123" calcext:value-type="float">
            <text:p>431296.683903123</text:p>
          </table:table-cell>
          <table:table-cell office:value-type="float" office:value="481196.239910727" calcext:value-type="float">
            <text:p>481196.239910727</text:p>
          </table:table-cell>
          <table:table-cell office:value-type="float" office:value="2318.58958652374" calcext:value-type="float">
            <text:p>2318.58958652374</text:p>
          </table:table-cell>
          <table:table-cell office:value-type="float" office:value="1528" calcext:value-type="float">
            <text:p>1528</text:p>
          </table:table-cell>
          <table:table-cell office:value-type="float" office:value="1402" calcext:value-type="float">
            <text:p>1402</text:p>
          </table:table-cell>
          <table:table-cell office:value-type="float" office:value="29616" calcext:value-type="float">
            <text:p>29616</text:p>
          </table:table-cell>
          <table:table-cell office:value-type="float" office:value="2586.84249745355" calcext:value-type="float">
            <text:p>2586.84249745355</text:p>
          </table:table-cell>
          <table:table-cell office:value-type="float" office:value="1.11569659093139" calcext:value-type="float">
            <text:p>1.11569659093139</text:p>
          </table:table-cell>
          <table:table-cell office:value-type="float" office:value="3265" calcext:value-type="float">
            <text:p>3265</text:p>
          </table:table-cell>
          <table:table-cell table:number-columns-repeated="4" office:value-type="float" office:value="4192" calcext:value-type="float">
            <text:p>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024" calcext:value-type="float">
            <text:p>1024</text:p>
          </table:table-cell>
          <table:table-cell table:style-name="Default" office:value-type="float" office:value="123556.764282287" calcext:value-type="float">
            <text:p>123556.764282287</text:p>
          </table:table-cell>
          <table:table-cell office:value-type="float" office:value="129713.380001527" calcext:value-type="float">
            <text:p>129713.380001527</text:p>
          </table:table-cell>
          <table:table-cell office:value-type="float" office:value="8093.44600280505" calcext:value-type="float">
            <text:p>8093.44600280505</text:p>
          </table:table-cell>
          <table:table-cell office:value-type="float" office:value="3109" calcext:value-type="float">
            <text:p>3109</text:p>
          </table:table-cell>
          <table:table-cell office:value-type="float" office:value="2806" calcext:value-type="float">
            <text:p>2806</text:p>
          </table:table-cell>
          <table:table-cell office:value-type="float" office:value="76443" calcext:value-type="float">
            <text:p>76443</text:p>
          </table:table-cell>
          <table:table-cell office:value-type="float" office:value="8496.72814743817" calcext:value-type="float">
            <text:p>8496.72814743817</text:p>
          </table:table-cell>
          <table:table-cell office:value-type="float" office:value="1.04982823688369" calcext:value-type="float">
            <text:p>1.04982823688369</text:p>
          </table:table-cell>
          <table:table-cell office:value-type="float" office:value="1426" calcext:value-type="float">
            <text:p>1426</text:p>
          </table:table-cell>
          <table:table-cell table:number-columns-repeated="4" office:value-type="float" office:value="3904" calcext:value-type="float">
            <text:p>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048" calcext:value-type="float">
            <text:p>2048</text:p>
          </table:table-cell>
          <table:table-cell table:style-name="Default" office:value-type="float" office:value="62450.7642635315" calcext:value-type="float">
            <text:p>62450.7642635315</text:p>
          </table:table-cell>
          <table:table-cell office:value-type="float" office:value="50806.9966243615" calcext:value-type="float">
            <text:p>50806.9966243615</text:p>
          </table:table-cell>
          <table:table-cell office:value-type="float" office:value="16012.6142857143" calcext:value-type="float">
            <text:p>16012.6142857143</text:p>
          </table:table-cell>
          <table:table-cell office:value-type="float" office:value="6553" calcext:value-type="float">
            <text:p>6553</text:p>
          </table:table-cell>
          <table:table-cell office:value-type="float" office:value="5672" calcext:value-type="float">
            <text:p>5672</text:p>
          </table:table-cell>
          <table:table-cell office:value-type="float" office:value="80515" calcext:value-type="float">
            <text:p>80515</text:p>
          </table:table-cell>
          <table:table-cell office:value-type="float" office:value="13027.1078273508" calcext:value-type="float">
            <text:p>13027.1078273508</text:p>
          </table:table-cell>
          <table:table-cell office:value-type="float" office:value="0.813552839961489" calcext:value-type="float">
            <text:p>0.813552839961489</text:p>
          </table:table-cell>
          <table:table-cell office:value-type="float" office:value="630" calcext:value-type="float">
            <text:p>630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4096" calcext:value-type="float">
            <text:p>4096</text:p>
          </table:table-cell>
          <table:table-cell table:style-name="Default" office:value-type="float" office:value="29160.5279126755" calcext:value-type="float">
            <text:p>29160.5279126755</text:p>
          </table:table-cell>
          <table:table-cell office:value-type="float" office:value="23094.693694171" calcext:value-type="float">
            <text:p>23094.693694171</text:p>
          </table:table-cell>
          <table:table-cell office:value-type="float" office:value="34292.9319727891" calcext:value-type="float">
            <text:p>34292.9319727891</text:p>
          </table:table-cell>
          <table:table-cell office:value-type="float" office:value="26318.5" calcext:value-type="float">
            <text:p>26318.5</text:p>
          </table:table-cell>
          <table:table-cell office:value-type="float" office:value="10536" calcext:value-type="float">
            <text:p>10536</text:p>
          </table:table-cell>
          <table:table-cell office:value-type="float" office:value="260596" calcext:value-type="float">
            <text:p>260596</text:p>
          </table:table-cell>
          <table:table-cell office:value-type="float" office:value="27159.4794908479" calcext:value-type="float">
            <text:p>27159.4794908479</text:p>
          </table:table-cell>
          <table:table-cell office:value-type="float" office:value="0.791984759786608" calcext:value-type="float">
            <text:p>0.791984759786608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21728" calcext:value-type="float">
            <text:p>2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8192" calcext:value-type="float">
            <text:p>8192</text:p>
          </table:table-cell>
          <table:table-cell table:style-name="Default" office:value-type="float" office:value="12041.0466285633" calcext:value-type="float">
            <text:p>12041.0466285633</text:p>
          </table:table-cell>
          <table:table-cell office:value-type="float" office:value="7282.69956909134" calcext:value-type="float">
            <text:p>7282.69956909134</text:p>
          </table:table-cell>
          <table:table-cell office:value-type="float" office:value="83049.2589928058" calcext:value-type="float">
            <text:p>83049.2589928058</text:p>
          </table:table-cell>
          <table:table-cell office:value-type="float" office:value="109369" calcext:value-type="float">
            <text:p>109369</text:p>
          </table:table-cell>
          <table:table-cell office:value-type="float" office:value="21309" calcext:value-type="float">
            <text:p>21309</text:p>
          </table:table-cell>
          <table:table-cell office:value-type="float" office:value="237162" calcext:value-type="float">
            <text:p>237162</text:p>
          </table:table-cell>
          <table:table-cell office:value-type="float" office:value="50230.0855845477" calcext:value-type="float">
            <text:p>50230.0855845477</text:p>
          </table:table-cell>
          <table:table-cell office:value-type="float" office:value="0.604822802680262" calcext:value-type="float">
            <text:p>0.604822802680262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6384" calcext:value-type="float">
            <text:p>16384</text:p>
          </table:table-cell>
          <table:table-cell table:style-name="Default" office:value-type="float" office:value="4934.77365015729" calcext:value-type="float">
            <text:p>4934.77365015729</text:p>
          </table:table-cell>
          <table:table-cell office:value-type="float" office:value="3767.33301234649" calcext:value-type="float">
            <text:p>3767.33301234649</text:p>
          </table:table-cell>
          <table:table-cell office:value-type="float" office:value="202643.53968254" calcext:value-type="float">
            <text:p>202643.53968254</text:p>
          </table:table-cell>
          <table:table-cell office:value-type="float" office:value="117349" calcext:value-type="float">
            <text:p>117349</text:p>
          </table:table-cell>
          <table:table-cell office:value-type="float" office:value="47288" calcext:value-type="float">
            <text:p>47288</text:p>
          </table:table-cell>
          <table:table-cell office:value-type="float" office:value="615224" calcext:value-type="float">
            <text:p>615224</text:p>
          </table:table-cell>
          <table:table-cell office:value-type="float" office:value="154703.285481077" calcext:value-type="float">
            <text:p>154703.285481077</text:p>
          </table:table-cell>
          <table:table-cell office:value-type="float" office:value="0.763425696784778" calcext:value-type="float">
            <text:p>0.763425696784778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108832" calcext:value-type="float">
            <text:p>10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32768" calcext:value-type="float">
            <text:p>32768</text:p>
          </table:table-cell>
          <table:table-cell table:style-name="Default" office:value-type="float" office:value="3340.18790173167" calcext:value-type="float">
            <text:p>3340.18790173167</text:p>
          </table:table-cell>
          <table:table-cell office:value-type="float" office:value="2482.54250872054" calcext:value-type="float">
            <text:p>2482.54250872054</text:p>
          </table:table-cell>
          <table:table-cell office:value-type="float" office:value="299384.35483871" calcext:value-type="float">
            <text:p>299384.35483871</text:p>
          </table:table-cell>
          <table:table-cell office:value-type="float" office:value="118190" calcext:value-type="float">
            <text:p>118190</text:p>
          </table:table-cell>
          <table:table-cell office:value-type="float" office:value="94208" calcext:value-type="float">
            <text:p>94208</text:p>
          </table:table-cell>
          <table:table-cell office:value-type="float" office:value="628549" calcext:value-type="float">
            <text:p>628549</text:p>
          </table:table-cell>
          <table:table-cell office:value-type="float" office:value="222512.747545625" calcext:value-type="float">
            <text:p>222512.747545625</text:p>
          </table:table-cell>
          <table:table-cell office:value-type="float" office:value="0.743234387332972" calcext:value-type="float">
            <text:p>0.74323438733297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76224" calcext:value-type="float">
            <text:p>7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65536" calcext:value-type="float">
            <text:p>65536</text:p>
          </table:table-cell>
          <table:table-cell table:style-name="Default" office:value-type="float" office:value="3982.6026640293" calcext:value-type="float">
            <text:p>3982.6026640293</text:p>
          </table:table-cell>
          <table:table-cell office:value-type="float" office:value="260.37556727188" calcext:value-type="float">
            <text:p>260.37556727188</text:p>
          </table:table-cell>
          <table:table-cell office:value-type="float" office:value="251092.083333333" calcext:value-type="float">
            <text:p>251092.083333333</text:p>
          </table:table-cell>
          <table:table-cell office:value-type="float" office:value="250608" calcext:value-type="float">
            <text:p>250608</text:p>
          </table:table-cell>
          <table:table-cell office:value-type="float" office:value="228510" calcext:value-type="float">
            <text:p>228510</text:p>
          </table:table-cell>
          <table:table-cell office:value-type="float" office:value="286167" calcext:value-type="float">
            <text:p>286167</text:p>
          </table:table-cell>
          <table:table-cell office:value-type="float" office:value="16415.9593990855" calcext:value-type="float">
            <text:p>16415.9593990855</text:p>
          </table:table-cell>
          <table:table-cell office:value-type="float" office:value="0.0653782436353948" calcext:value-type="float">
            <text:p>0.065378243635394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24224" calcext:value-type="float">
            <text:p>5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31072" calcext:value-type="float">
            <text:p>131072</text:p>
          </table:table-cell>
          <table:table-cell table:style-name="Default" office:value-type="float" office:value="1657.25072048975" calcext:value-type="float">
            <text:p>1657.25072048975</text:p>
          </table:table-cell>
          <table:table-cell office:value-type="float" office:value="101.79701597162" calcext:value-type="float">
            <text:p>101.79701597162</text:p>
          </table:table-cell>
          <table:table-cell office:value-type="float" office:value="603409" calcext:value-type="float">
            <text:p>603409</text:p>
          </table:table-cell>
          <table:table-cell office:value-type="float" office:value="585969" calcext:value-type="float">
            <text:p>585969</text:p>
          </table:table-cell>
          <table:table-cell office:value-type="float" office:value="581086" calcext:value-type="float">
            <text:p>581086</text:p>
          </table:table-cell>
          <table:table-cell office:value-type="float" office:value="668472" calcext:value-type="float">
            <text:p>668472</text:p>
          </table:table-cell>
          <table:table-cell office:value-type="float" office:value="37064.5399944475" calcext:value-type="float">
            <text:p>37064.5399944475</text:p>
          </table:table-cell>
          <table:table-cell office:value-type="float" office:value="0.0614252356104193" calcext:value-type="float">
            <text:p>0.061425235610419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47952" calcext:value-type="float">
            <text:p>447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62144" calcext:value-type="float">
            <text:p>262144</text:p>
          </table:table-cell>
          <table:table-cell table:style-name="Default" office:value-type="float" office:value="325.786117829997" calcext:value-type="float">
            <text:p>325.786117829997</text:p>
          </table:table-cell>
          <table:table-cell office:value-type="float" office:value="13.8910621057319" calcext:value-type="float">
            <text:p>13.8910621057319</text:p>
          </table:table-cell>
          <table:table-cell table:number-columns-repeated="2" office:value-type="float" office:value="3069498.5" calcext:value-type="float">
            <text:p>3069498.5</text:p>
          </table:table-cell>
          <table:table-cell office:value-type="float" office:value="2976953" calcext:value-type="float">
            <text:p>2976953</text:p>
          </table:table-cell>
          <table:table-cell office:value-type="float" office:value="3162044" calcext:value-type="float">
            <text:p>3162044</text:p>
          </table:table-cell>
          <table:table-cell office:value-type="float" office:value="130879.101236599" calcext:value-type="float">
            <text:p>130879.101236599</text:p>
          </table:table-cell>
          <table:table-cell office:value-type="float" office:value="0.0426385942969509" calcext:value-type="float">
            <text:p>0.042638594296950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469504" calcext:value-type="float">
            <text:p>246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524288" calcext:value-type="float">
            <text:p>524288</text:p>
          </table:table-cell>
          <table:table-cell table:style-name="Default" office:value-type="float" office:value="130.911128362289" calcext:value-type="float">
            <text:p>130.91112836228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638770" calcext:value-type="float">
            <text:p>7638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207456" calcext:value-type="float">
            <text:p>120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048576" calcext:value-type="float">
            <text:p>1048576</text:p>
          </table:table-cell>
          <table:table-cell table:style-name="Default" office:value-type="float" office:value="56.5514101801021" calcext:value-type="float">
            <text:p>56.55141018010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7683025" calcext:value-type="float">
            <text:p>17683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121584" calcext:value-type="float">
            <text:p>312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9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Graph" table:style-name="ta1">
        <table:shapes>
          <draw:frame draw:z-index="0" draw:style-name="gr1" draw:text-style-name="P1" svg:width="6.2988in" svg:height="3.5429in" svg:x="7.9748in" svg:y="0in">
            <draw:object draw:notify-on-update-of-ranges="append.B2:append.B17 append.A2:append.A2 append.C2:append.C17 append.B34:append.B49 append.A34:append.A34 append.C34:append.C49 append.B18:append.B33 append.A18:append.A18 append.C18:append.C33 append.B50:append.B65 append.A50:append.A50 append.C50:append.C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787in" svg:y="3.7339in">
            <draw:object draw:notify-on-update-of-ranges="append.B34:append.B49 append.A34:append.A34 append.C34:append.C49 append.B18:append.B33 append.A18:append.A18 append.C18:append.C33 append.A50:append.A50 append.C50:append.C65 append.B50:append.B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0.0004in">
            <draw:object draw:notify-on-update-of-ranges="append.B2:append.B17 append.A2:append.A2 append.C2:append.C17 append.B34:append.B49 append.A34:append.A34 append.C34:append.C49 append.B18:append.B33 append.A18:append.A18 append.C18:append.C33 append.B50:append.B65 append.A50:append.A50 append.C50:append.C65 append.A66:append.A66 append.C66:append.C81 append.B66:append.B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5" table:default-cell-style-name="Default"/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</table:table>
      <table:named-expressions/>
      <table:database-ranges>
        <table:database-range table:name="__Anonymous_Sheet_DB__0" table:target-range-address="append.A2:append.R6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2:51:17.1697100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08T22:53:54.062284786</dc:date>
    <meta:editing-duration>PT31M46S</meta:editing-duration>
    <meta:editing-cycles>11</meta:editing-cycles>
    <meta:document-statistic meta:table-count="2" meta:cell-count="145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454cm" style:legend-expansion="high" chart:style-name="ch3"/>
        <chart:plot-area chart:style-name="ch4" table:cell-range-address="append.B2:append.C17 append.A2:append.A2 append.A34:append.A34 append.C18:append.C65 append.A18:append.A18 append.A50:append.A50" chart:data-source-has-labels="row" svg:x="1.331cm" svg:y="1.275cm" svg:width="8.375cm" svg:height="6.564cm">
          <chart:coordinate-region svg:x="3.249cm" svg:y="1.474cm" svg:width="6.457cm" svg:height="5.718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2:append.C17" chart:label-cell-address="append.A2:append.A2" chart:class="chart:scatter">
            <chart:domain table:cell-range-address="append.B2:append.B17"/>
            <chart:data-point chart:repeated="16"/>
          </chart:series>
          <chart:series chart:style-name="ch11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2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series chart:style-name="ch13" chart:values-cell-range-address="append.C50:append.C65" chart:label-cell-address="append.A50:append.A50" chart:class="chart:scatter">
            <chart:domain table:cell-range-address="append.B50:append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[val | list] (list, backwards)</text:p>
                <draw:g>
                  <svg:desc>append.A2:appen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RRBVector)</text:p>
                <draw:g>
                  <svg:desc>append.A50:append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2:append.B17</svg:desc>
                </draw:g>
              </table:table-cell>
              <table:table-cell office:value-type="float" office:value="21505969.4540462">
                <text:p>21505969.4540462</text:p>
                <draw:g>
                  <svg:desc>append.C2:append.C17</svg:desc>
                </draw:g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49337.012301164">
                <text:p>349337.012301164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3235871.2328315">
                <text:p>3235871.2328315</text:p>
                <draw:g>
                  <svg:desc>append.C18:append.C33</svg:desc>
                </draw:g>
              </table:table-cell>
              <table:table-cell office:value-type="float" office:value="32">
                <text:p>32</text:p>
                <draw:g>
                  <svg:desc>append.B50:append.B65</svg:desc>
                </draw:g>
              </table:table-cell>
              <table:table-cell office:value-type="float" office:value="1073382.02578846">
                <text:p>1073382.02578846</text:p>
                <draw:g>
                  <svg:desc>append.C50:append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9496304.6420065">
                <text:p>19496304.6420065</text:p>
              </table:table-cell>
              <table:table-cell office:value-type="float" office:value="64">
                <text:p>64</text:p>
              </table:table-cell>
              <table:table-cell office:value-type="float" office:value="4235266.74540782">
                <text:p>4235266.74540782</text:p>
              </table:table-cell>
              <table:table-cell office:value-type="float" office:value="64">
                <text:p>64</text:p>
              </table:table-cell>
              <table:table-cell office:value-type="float" office:value="4145767.16032865">
                <text:p>4145767.16032865</text:p>
              </table:table-cell>
              <table:table-cell office:value-type="float" office:value="64">
                <text:p>64</text:p>
              </table:table-cell>
              <table:table-cell office:value-type="float" office:value="766202.965098101">
                <text:p>766202.965098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5674308.630682">
                <text:p>15674308.630682</text:p>
              </table:table-cell>
              <table:table-cell office:value-type="float" office:value="128">
                <text:p>128</text:p>
              </table:table-cell>
              <table:table-cell office:value-type="float" office:value="3257986.26796522">
                <text:p>3257986.26796522</text:p>
              </table:table-cell>
              <table:table-cell office:value-type="float" office:value="128">
                <text:p>128</text:p>
              </table:table-cell>
              <table:table-cell office:value-type="float" office:value="3160047.02858022">
                <text:p>3160047.02858022</text:p>
              </table:table-cell>
              <table:table-cell office:value-type="float" office:value="128">
                <text:p>128</text:p>
              </table:table-cell>
              <table:table-cell office:value-type="float" office:value="896462.612690872">
                <text:p>896462.612690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6555606.0308748">
                <text:p>16555606.0308748</text:p>
              </table:table-cell>
              <table:table-cell office:value-type="float" office:value="256">
                <text:p>256</text:p>
              </table:table-cell>
              <table:table-cell office:value-type="float" office:value="3774048.95163493">
                <text:p>3774048.95163493</text:p>
              </table:table-cell>
              <table:table-cell office:value-type="float" office:value="256">
                <text:p>256</text:p>
              </table:table-cell>
              <table:table-cell office:value-type="float" office:value="3853624.45921771">
                <text:p>3853624.45921771</text:p>
              </table:table-cell>
              <table:table-cell office:value-type="float" office:value="256">
                <text:p>256</text:p>
              </table:table-cell>
              <table:table-cell office:value-type="float" office:value="501540.842723205">
                <text:p>501540.842723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3229191.0528444">
                <text:p>13229191.0528444</text:p>
              </table:table-cell>
              <table:table-cell office:value-type="float" office:value="512">
                <text:p>512</text:p>
              </table:table-cell>
              <table:table-cell office:value-type="float" office:value="2440748.72071102">
                <text:p>2440748.72071102</text:p>
              </table:table-cell>
              <table:table-cell office:value-type="float" office:value="512">
                <text:p>512</text:p>
              </table:table-cell>
              <table:table-cell office:value-type="float" office:value="3142506.04130053">
                <text:p>3142506.04130053</text:p>
              </table:table-cell>
              <table:table-cell office:value-type="float" office:value="512">
                <text:p>512</text:p>
              </table:table-cell>
              <table:table-cell office:value-type="float" office:value="443192.498984797">
                <text:p>443192.498984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4499271.6144739">
                <text:p>14499271.6144739</text:p>
              </table:table-cell>
              <table:table-cell office:value-type="float" office:value="1024">
                <text:p>1024</text:p>
              </table:table-cell>
              <table:table-cell office:value-type="float" office:value="772857.421996526">
                <text:p>772857.421996526</text:p>
              </table:table-cell>
              <table:table-cell office:value-type="float" office:value="1024">
                <text:p>1024</text:p>
              </table:table-cell>
              <table:table-cell office:value-type="float" office:value="2255069.21884081">
                <text:p>2255069.21884081</text:p>
              </table:table-cell>
              <table:table-cell office:value-type="float" office:value="1024">
                <text:p>1024</text:p>
              </table:table-cell>
              <table:table-cell office:value-type="float" office:value="276807.095178912">
                <text:p>276807.095178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0760705.6311535">
                <text:p>10760705.6311535</text:p>
              </table:table-cell>
              <table:table-cell office:value-type="float" office:value="2048">
                <text:p>2048</text:p>
              </table:table-cell>
              <table:table-cell office:value-type="float" office:value="2181295.89110971">
                <text:p>2181295.89110971</text:p>
              </table:table-cell>
              <table:table-cell office:value-type="float" office:value="2048">
                <text:p>2048</text:p>
              </table:table-cell>
              <table:table-cell office:value-type="float" office:value="1139297.96399337">
                <text:p>1139297.96399337</text:p>
              </table:table-cell>
              <table:table-cell office:value-type="float" office:value="2048">
                <text:p>2048</text:p>
              </table:table-cell>
              <table:table-cell office:value-type="float" office:value="316145.624297921">
                <text:p>316145.624297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604348.07138962">
                <text:p>5604348.07138962</text:p>
              </table:table-cell>
              <table:table-cell office:value-type="float" office:value="4096">
                <text:p>4096</text:p>
              </table:table-cell>
              <table:table-cell office:value-type="float" office:value="559787.001046102">
                <text:p>559787.001046102</text:p>
              </table:table-cell>
              <table:table-cell office:value-type="float" office:value="4096">
                <text:p>4096</text:p>
              </table:table-cell>
              <table:table-cell office:value-type="float" office:value="2228623.58784689">
                <text:p>2228623.58784689</text:p>
              </table:table-cell>
              <table:table-cell office:value-type="float" office:value="4096">
                <text:p>4096</text:p>
              </table:table-cell>
              <table:table-cell office:value-type="float" office:value="230628.055415699">
                <text:p>230628.055415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470259.09256781">
                <text:p>4470259.09256781</text:p>
              </table:table-cell>
              <table:table-cell office:value-type="float" office:value="8192">
                <text:p>8192</text:p>
              </table:table-cell>
              <table:table-cell office:value-type="float" office:value="1341921.6317767">
                <text:p>1341921.6317767</text:p>
              </table:table-cell>
              <table:table-cell office:value-type="float" office:value="8192">
                <text:p>8192</text:p>
              </table:table-cell>
              <table:table-cell office:value-type="float" office:value="1385786.71927222">
                <text:p>1385786.71927222</text:p>
              </table:table-cell>
              <table:table-cell office:value-type="float" office:value="8192">
                <text:p>8192</text:p>
              </table:table-cell>
              <table:table-cell office:value-type="float" office:value="167080.655401718">
                <text:p>167080.655401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1905256.77665194">
                <text:p>1905256.77665194</text:p>
              </table:table-cell>
              <table:table-cell office:value-type="float" office:value="16384">
                <text:p>16384</text:p>
              </table:table-cell>
              <table:table-cell office:value-type="float" office:value="872946.591540354">
                <text:p>872946.591540354</text:p>
              </table:table-cell>
              <table:table-cell office:value-type="float" office:value="16384">
                <text:p>16384</text:p>
              </table:table-cell>
              <table:table-cell office:value-type="float" office:value="930004.894762604">
                <text:p>930004.894762604</text:p>
              </table:table-cell>
              <table:table-cell office:value-type="float" office:value="16384">
                <text:p>16384</text:p>
              </table:table-cell>
              <table:table-cell office:value-type="float" office:value="137467.122446548">
                <text:p>137467.122446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736360.080079159">
                <text:p>736360.080079159</text:p>
              </table:table-cell>
              <table:table-cell office:value-type="float" office:value="32768">
                <text:p>32768</text:p>
              </table:table-cell>
              <table:table-cell office:value-type="float" office:value="827532.492819939">
                <text:p>827532.492819939</text:p>
              </table:table-cell>
              <table:table-cell office:value-type="float" office:value="32768">
                <text:p>32768</text:p>
              </table:table-cell>
              <table:table-cell office:value-type="float" office:value="437515.831164944">
                <text:p>437515.831164944</text:p>
              </table:table-cell>
              <table:table-cell office:value-type="float" office:value="32768">
                <text:p>32768</text:p>
              </table:table-cell>
              <table:table-cell office:value-type="float" office:value="135043.889264011">
                <text:p>135043.889264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092136.61636219">
                <text:p>1092136.61636219</text:p>
              </table:table-cell>
              <table:table-cell office:value-type="float" office:value="65536">
                <text:p>65536</text:p>
              </table:table-cell>
              <table:table-cell office:value-type="float" office:value="685736.677115988">
                <text:p>685736.677115988</text:p>
              </table:table-cell>
              <table:table-cell office:value-type="float" office:value="65536">
                <text:p>65536</text:p>
              </table:table-cell>
              <table:table-cell office:value-type="float" office:value="722217.206824953">
                <text:p>722217.206824953</text:p>
              </table:table-cell>
              <table:table-cell office:value-type="float" office:value="65536">
                <text:p>65536</text:p>
              </table:table-cell>
              <table:table-cell office:value-type="float" office:value="124223.602484472">
                <text:p>124223.602484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1029866.11740474">
                <text:p>1029866.11740474</text:p>
              </table:table-cell>
              <table:table-cell office:value-type="float" office:value="131072">
                <text:p>131072</text:p>
              </table:table-cell>
              <table:table-cell office:value-type="float" office:value="766871.165644172">
                <text:p>766871.165644172</text:p>
              </table:table-cell>
              <table:table-cell office:value-type="float" office:value="131072">
                <text:p>131072</text:p>
              </table:table-cell>
              <table:table-cell office:value-type="float" office:value="790670.092903736">
                <text:p>790670.092903736</text:p>
              </table:table-cell>
              <table:table-cell office:value-type="float" office:value="131072">
                <text:p>131072</text:p>
              </table:table-cell>
              <table:table-cell office:value-type="float" office:value="167322.011210575">
                <text:p>167322.01121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1036806.63556247">
                <text:p>1036806.63556247</text:p>
              </table:table-cell>
              <table:table-cell office:value-type="float" office:value="262144">
                <text:p>262144</text:p>
              </table:table-cell>
              <table:table-cell office:value-type="float" office:value="571102.227298687">
                <text:p>571102.227298687</text:p>
              </table:table-cell>
              <table:table-cell office:value-type="float" office:value="262144">
                <text:p>262144</text:p>
              </table:table-cell>
              <table:table-cell office:value-type="float" office:value="851063.829787234">
                <text:p>851063.829787234</text:p>
              </table:table-cell>
              <table:table-cell office:value-type="float" office:value="262144">
                <text:p>262144</text:p>
              </table:table-cell>
              <table:table-cell office:value-type="float" office:value="159007.791381778">
                <text:p>159007.791381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926784.05931418">
                <text:p>926784.05931418</text:p>
              </table:table-cell>
              <table:table-cell office:value-type="float" office:value="524288">
                <text:p>524288</text:p>
              </table:table-cell>
              <table:table-cell office:value-type="float" office:value="591016.548463357">
                <text:p>591016.548463357</text:p>
              </table:table-cell>
              <table:table-cell office:value-type="float" office:value="524288">
                <text:p>524288</text:p>
              </table:table-cell>
              <table:table-cell office:value-type="float" office:value="807102.502017756">
                <text:p>807102.502017756</text:p>
              </table:table-cell>
              <table:table-cell office:value-type="float" office:value="524288">
                <text:p>524288</text:p>
              </table:table-cell>
              <table:table-cell office:value-type="float" office:value="25339.5499695925">
                <text:p>25339.549969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956937.799043062">
                <text:p>956937.799043062</text:p>
              </table:table-cell>
              <table:table-cell office:value-type="float" office:value="1048576">
                <text:p>1048576</text:p>
              </table:table-cell>
              <table:table-cell office:value-type="float" office:value="536768.652710682">
                <text:p>536768.652710682</text:p>
              </table:table-cell>
              <table:table-cell office:value-type="float" office:value="1048576">
                <text:p>1048576</text:p>
              </table:table-cell>
              <table:table-cell office:value-type="float" office:value="580720.092915215">
                <text:p>580720.092915215</text:p>
              </table:table-cell>
              <table:table-cell office:value-type="float" office:value="1048576">
                <text:p>1048576</text:p>
              </table:table-cell>
              <table:table-cell office:value-type="float" office:value="145560.407569141">
                <text:p>145560.40756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703cm" style:legend-expansion="high" chart:style-name="ch3"/>
        <chart:plot-area chart:style-name="ch4" table:cell-range-address="append.B34:append.C49 append.A34:append.A34 append.A18:append.A18 append.C18:append.C33 append.A50:append.A50 append.C50:append.C65" chart:data-source-has-labels="row" svg:x="1.331cm" svg:y="1.275cm" svg:width="8.375cm" svg:height="6.564cm">
          <chart:coordinate-region svg:x="2.878cm" svg:y="1.474cm" svg:width="6.828cm" svg:height="5.718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1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series chart:style-name="ch12" chart:values-cell-range-address="append.C50:append.C65" chart:label-cell-address="append.A50:append.A50" chart:class="chart:scatter">
            <chart:domain table:cell-range-address="append.B50:append.B65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RRBVector)</text:p>
                <draw:g>
                  <svg:desc>append.A50:append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49337.012301164">
                <text:p>349337.012301164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3235871.2328315">
                <text:p>3235871.2328315</text:p>
                <draw:g>
                  <svg:desc>append.C18:append.C33</svg:desc>
                </draw:g>
              </table:table-cell>
              <table:table-cell office:value-type="float" office:value="32">
                <text:p>32</text:p>
                <draw:g>
                  <svg:desc>append.B50:append.B65</svg:desc>
                </draw:g>
              </table:table-cell>
              <table:table-cell office:value-type="float" office:value="1073382.02578846">
                <text:p>1073382.02578846</text:p>
                <draw:g>
                  <svg:desc>append.C50:append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4235266.74540782">
                <text:p>4235266.74540782</text:p>
              </table:table-cell>
              <table:table-cell office:value-type="float" office:value="64">
                <text:p>64</text:p>
              </table:table-cell>
              <table:table-cell office:value-type="float" office:value="4145767.16032865">
                <text:p>4145767.16032865</text:p>
              </table:table-cell>
              <table:table-cell office:value-type="float" office:value="64">
                <text:p>64</text:p>
              </table:table-cell>
              <table:table-cell office:value-type="float" office:value="766202.965098101">
                <text:p>766202.965098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257986.26796522">
                <text:p>3257986.26796522</text:p>
              </table:table-cell>
              <table:table-cell office:value-type="float" office:value="128">
                <text:p>128</text:p>
              </table:table-cell>
              <table:table-cell office:value-type="float" office:value="3160047.02858022">
                <text:p>3160047.02858022</text:p>
              </table:table-cell>
              <table:table-cell office:value-type="float" office:value="128">
                <text:p>128</text:p>
              </table:table-cell>
              <table:table-cell office:value-type="float" office:value="896462.612690872">
                <text:p>896462.612690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774048.95163493">
                <text:p>3774048.95163493</text:p>
              </table:table-cell>
              <table:table-cell office:value-type="float" office:value="256">
                <text:p>256</text:p>
              </table:table-cell>
              <table:table-cell office:value-type="float" office:value="3853624.45921771">
                <text:p>3853624.45921771</text:p>
              </table:table-cell>
              <table:table-cell office:value-type="float" office:value="256">
                <text:p>256</text:p>
              </table:table-cell>
              <table:table-cell office:value-type="float" office:value="501540.842723205">
                <text:p>501540.842723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2440748.72071102">
                <text:p>2440748.72071102</text:p>
              </table:table-cell>
              <table:table-cell office:value-type="float" office:value="512">
                <text:p>512</text:p>
              </table:table-cell>
              <table:table-cell office:value-type="float" office:value="3142506.04130053">
                <text:p>3142506.04130053</text:p>
              </table:table-cell>
              <table:table-cell office:value-type="float" office:value="512">
                <text:p>512</text:p>
              </table:table-cell>
              <table:table-cell office:value-type="float" office:value="443192.498984797">
                <text:p>443192.498984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772857.421996526">
                <text:p>772857.421996526</text:p>
              </table:table-cell>
              <table:table-cell office:value-type="float" office:value="1024">
                <text:p>1024</text:p>
              </table:table-cell>
              <table:table-cell office:value-type="float" office:value="2255069.21884081">
                <text:p>2255069.21884081</text:p>
              </table:table-cell>
              <table:table-cell office:value-type="float" office:value="1024">
                <text:p>1024</text:p>
              </table:table-cell>
              <table:table-cell office:value-type="float" office:value="276807.095178912">
                <text:p>276807.095178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2181295.89110971">
                <text:p>2181295.89110971</text:p>
              </table:table-cell>
              <table:table-cell office:value-type="float" office:value="2048">
                <text:p>2048</text:p>
              </table:table-cell>
              <table:table-cell office:value-type="float" office:value="1139297.96399337">
                <text:p>1139297.96399337</text:p>
              </table:table-cell>
              <table:table-cell office:value-type="float" office:value="2048">
                <text:p>2048</text:p>
              </table:table-cell>
              <table:table-cell office:value-type="float" office:value="316145.624297921">
                <text:p>316145.624297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59787.001046102">
                <text:p>559787.001046102</text:p>
              </table:table-cell>
              <table:table-cell office:value-type="float" office:value="4096">
                <text:p>4096</text:p>
              </table:table-cell>
              <table:table-cell office:value-type="float" office:value="2228623.58784689">
                <text:p>2228623.58784689</text:p>
              </table:table-cell>
              <table:table-cell office:value-type="float" office:value="4096">
                <text:p>4096</text:p>
              </table:table-cell>
              <table:table-cell office:value-type="float" office:value="230628.055415699">
                <text:p>230628.055415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341921.6317767">
                <text:p>1341921.6317767</text:p>
              </table:table-cell>
              <table:table-cell office:value-type="float" office:value="8192">
                <text:p>8192</text:p>
              </table:table-cell>
              <table:table-cell office:value-type="float" office:value="1385786.71927222">
                <text:p>1385786.71927222</text:p>
              </table:table-cell>
              <table:table-cell office:value-type="float" office:value="8192">
                <text:p>8192</text:p>
              </table:table-cell>
              <table:table-cell office:value-type="float" office:value="167080.655401718">
                <text:p>167080.655401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872946.591540354">
                <text:p>872946.591540354</text:p>
              </table:table-cell>
              <table:table-cell office:value-type="float" office:value="16384">
                <text:p>16384</text:p>
              </table:table-cell>
              <table:table-cell office:value-type="float" office:value="930004.894762604">
                <text:p>930004.894762604</text:p>
              </table:table-cell>
              <table:table-cell office:value-type="float" office:value="16384">
                <text:p>16384</text:p>
              </table:table-cell>
              <table:table-cell office:value-type="float" office:value="137467.122446548">
                <text:p>137467.122446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827532.492819939">
                <text:p>827532.492819939</text:p>
              </table:table-cell>
              <table:table-cell office:value-type="float" office:value="32768">
                <text:p>32768</text:p>
              </table:table-cell>
              <table:table-cell office:value-type="float" office:value="437515.831164944">
                <text:p>437515.831164944</text:p>
              </table:table-cell>
              <table:table-cell office:value-type="float" office:value="32768">
                <text:p>32768</text:p>
              </table:table-cell>
              <table:table-cell office:value-type="float" office:value="135043.889264011">
                <text:p>135043.889264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685736.677115988">
                <text:p>685736.677115988</text:p>
              </table:table-cell>
              <table:table-cell office:value-type="float" office:value="65536">
                <text:p>65536</text:p>
              </table:table-cell>
              <table:table-cell office:value-type="float" office:value="722217.206824953">
                <text:p>722217.206824953</text:p>
              </table:table-cell>
              <table:table-cell office:value-type="float" office:value="65536">
                <text:p>65536</text:p>
              </table:table-cell>
              <table:table-cell office:value-type="float" office:value="124223.602484472">
                <text:p>124223.602484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766871.165644172">
                <text:p>766871.165644172</text:p>
              </table:table-cell>
              <table:table-cell office:value-type="float" office:value="131072">
                <text:p>131072</text:p>
              </table:table-cell>
              <table:table-cell office:value-type="float" office:value="790670.092903736">
                <text:p>790670.092903736</text:p>
              </table:table-cell>
              <table:table-cell office:value-type="float" office:value="131072">
                <text:p>131072</text:p>
              </table:table-cell>
              <table:table-cell office:value-type="float" office:value="167322.011210575">
                <text:p>167322.01121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571102.227298687">
                <text:p>571102.227298687</text:p>
              </table:table-cell>
              <table:table-cell office:value-type="float" office:value="262144">
                <text:p>262144</text:p>
              </table:table-cell>
              <table:table-cell office:value-type="float" office:value="851063.829787234">
                <text:p>851063.829787234</text:p>
              </table:table-cell>
              <table:table-cell office:value-type="float" office:value="262144">
                <text:p>262144</text:p>
              </table:table-cell>
              <table:table-cell office:value-type="float" office:value="159007.791381778">
                <text:p>159007.791381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591016.548463357">
                <text:p>591016.548463357</text:p>
              </table:table-cell>
              <table:table-cell office:value-type="float" office:value="524288">
                <text:p>524288</text:p>
              </table:table-cell>
              <table:table-cell office:value-type="float" office:value="807102.502017756">
                <text:p>807102.502017756</text:p>
              </table:table-cell>
              <table:table-cell office:value-type="float" office:value="524288">
                <text:p>524288</text:p>
              </table:table-cell>
              <table:table-cell office:value-type="float" office:value="25339.5499695925">
                <text:p>25339.549969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536768.652710682">
                <text:p>536768.652710682</text:p>
              </table:table-cell>
              <table:table-cell office:value-type="float" office:value="1048576">
                <text:p>1048576</text:p>
              </table:table-cell>
              <table:table-cell office:value-type="float" office:value="580720.092915215">
                <text:p>580720.092915215</text:p>
              </table:table-cell>
              <table:table-cell office:value-type="float" office:value="1048576">
                <text:p>1048576</text:p>
              </table:table-cell>
              <table:table-cell office:value-type="float" office:value="145560.407569141">
                <text:p>145560.407569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205cm" style:legend-expansion="high" chart:style-name="ch3"/>
        <chart:plot-area chart:style-name="ch4" table:cell-range-address="append.B2:append.C17 append.A2:append.A2 append.A34:append.A34 append.C18:append.C81 append.A18:append.A18 append.A50:append.A50 append.A66:append.A66" chart:data-source-has-labels="row" svg:x="1.331cm" svg:y="1.275cm" svg:width="8.375cm" svg:height="6.564cm">
          <chart:coordinate-region svg:x="2.323cm" svg:y="1.275cm" svg:width="6.316cm" svg:height="4.919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2:append.C17" chart:label-cell-address="append.A2:append.A2" chart:class="chart:scatter">
            <chart:domain table:cell-range-address="append.B2:append.B17"/>
            <chart:data-point chart:repeated="16"/>
          </chart:series>
          <chart:series chart:style-name="ch11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2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series chart:style-name="ch13" chart:values-cell-range-address="append.C50:append.C65" chart:label-cell-address="append.A50:append.A50" chart:class="chart:scatter">
            <chart:domain table:cell-range-address="append.B50:append.B65"/>
            <chart:data-point chart:repeated="16"/>
          </chart:series>
          <chart:series chart:style-name="ch14" chart:values-cell-range-address="append.C66:append.C81" chart:label-cell-address="append.A66:append.A66" chart:class="chart:scatter">
            <chart:domain table:cell-range-address="append.B66:append.B81"/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[val | list] (list, backwards)</text:p>
                <draw:g>
                  <svg:desc>append.A2:appen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RRBVector)</text:p>
                <draw:g>
                  <svg:desc>append.A50:append.A5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 ++ [val] (list)</text:p>
                <draw:g>
                  <svg:desc>append.A66:append.A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2:append.B17</svg:desc>
                </draw:g>
              </table:table-cell>
              <table:table-cell office:value-type="float" office:value="21505969.4540462">
                <text:p>21505969.4540462</text:p>
                <draw:g>
                  <svg:desc>append.C2:append.C17</svg:desc>
                </draw:g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49337.012301164">
                <text:p>349337.012301164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3235871.2328315">
                <text:p>3235871.2328315</text:p>
                <draw:g>
                  <svg:desc>append.C18:append.C33</svg:desc>
                </draw:g>
              </table:table-cell>
              <table:table-cell office:value-type="float" office:value="32">
                <text:p>32</text:p>
                <draw:g>
                  <svg:desc>append.B50:append.B65</svg:desc>
                </draw:g>
              </table:table-cell>
              <table:table-cell office:value-type="float" office:value="1073382.02578846">
                <text:p>1073382.02578846</text:p>
                <draw:g>
                  <svg:desc>append.C50:append.C65</svg:desc>
                </draw:g>
              </table:table-cell>
              <table:table-cell office:value-type="float" office:value="32">
                <text:p>32</text:p>
                <draw:g>
                  <svg:desc>append.B66:append.B81</svg:desc>
                </draw:g>
              </table:table-cell>
              <table:table-cell office:value-type="float" office:value="2311108.88267713">
                <text:p>2311108.88267713</text:p>
                <draw:g>
                  <svg:desc>append.C66:append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9496304.6420065">
                <text:p>19496304.6420065</text:p>
              </table:table-cell>
              <table:table-cell office:value-type="float" office:value="64">
                <text:p>64</text:p>
              </table:table-cell>
              <table:table-cell office:value-type="float" office:value="4235266.74540782">
                <text:p>4235266.74540782</text:p>
              </table:table-cell>
              <table:table-cell office:value-type="float" office:value="64">
                <text:p>64</text:p>
              </table:table-cell>
              <table:table-cell office:value-type="float" office:value="4145767.16032865">
                <text:p>4145767.16032865</text:p>
              </table:table-cell>
              <table:table-cell office:value-type="float" office:value="64">
                <text:p>64</text:p>
              </table:table-cell>
              <table:table-cell office:value-type="float" office:value="766202.965098101">
                <text:p>766202.965098101</text:p>
              </table:table-cell>
              <table:table-cell office:value-type="float" office:value="64">
                <text:p>64</text:p>
              </table:table-cell>
              <table:table-cell office:value-type="float" office:value="1675943.59626802">
                <text:p>1675943.5962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15674308.630682">
                <text:p>15674308.630682</text:p>
              </table:table-cell>
              <table:table-cell office:value-type="float" office:value="128">
                <text:p>128</text:p>
              </table:table-cell>
              <table:table-cell office:value-type="float" office:value="3257986.26796522">
                <text:p>3257986.26796522</text:p>
              </table:table-cell>
              <table:table-cell office:value-type="float" office:value="128">
                <text:p>128</text:p>
              </table:table-cell>
              <table:table-cell office:value-type="float" office:value="3160047.02858022">
                <text:p>3160047.02858022</text:p>
              </table:table-cell>
              <table:table-cell office:value-type="float" office:value="128">
                <text:p>128</text:p>
              </table:table-cell>
              <table:table-cell office:value-type="float" office:value="896462.612690872">
                <text:p>896462.612690872</text:p>
              </table:table-cell>
              <table:table-cell office:value-type="float" office:value="128">
                <text:p>128</text:p>
              </table:table-cell>
              <table:table-cell office:value-type="float" office:value="1151906.53126767">
                <text:p>1151906.53126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6555606.0308748">
                <text:p>16555606.0308748</text:p>
              </table:table-cell>
              <table:table-cell office:value-type="float" office:value="256">
                <text:p>256</text:p>
              </table:table-cell>
              <table:table-cell office:value-type="float" office:value="3774048.95163493">
                <text:p>3774048.95163493</text:p>
              </table:table-cell>
              <table:table-cell office:value-type="float" office:value="256">
                <text:p>256</text:p>
              </table:table-cell>
              <table:table-cell office:value-type="float" office:value="3853624.45921771">
                <text:p>3853624.45921771</text:p>
              </table:table-cell>
              <table:table-cell office:value-type="float" office:value="256">
                <text:p>256</text:p>
              </table:table-cell>
              <table:table-cell office:value-type="float" office:value="501540.842723205">
                <text:p>501540.842723205</text:p>
              </table:table-cell>
              <table:table-cell office:value-type="float" office:value="256">
                <text:p>256</text:p>
              </table:table-cell>
              <table:table-cell office:value-type="float" office:value="496627.975274849">
                <text:p>496627.975274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3229191.0528444">
                <text:p>13229191.0528444</text:p>
              </table:table-cell>
              <table:table-cell office:value-type="float" office:value="512">
                <text:p>512</text:p>
              </table:table-cell>
              <table:table-cell office:value-type="float" office:value="2440748.72071102">
                <text:p>2440748.72071102</text:p>
              </table:table-cell>
              <table:table-cell office:value-type="float" office:value="512">
                <text:p>512</text:p>
              </table:table-cell>
              <table:table-cell office:value-type="float" office:value="3142506.04130053">
                <text:p>3142506.04130053</text:p>
              </table:table-cell>
              <table:table-cell office:value-type="float" office:value="512">
                <text:p>512</text:p>
              </table:table-cell>
              <table:table-cell office:value-type="float" office:value="443192.498984797">
                <text:p>443192.498984797</text:p>
              </table:table-cell>
              <table:table-cell office:value-type="float" office:value="512">
                <text:p>512</text:p>
              </table:table-cell>
              <table:table-cell office:value-type="float" office:value="431296.683903123">
                <text:p>431296.683903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4499271.6144739">
                <text:p>14499271.6144739</text:p>
              </table:table-cell>
              <table:table-cell office:value-type="float" office:value="1024">
                <text:p>1024</text:p>
              </table:table-cell>
              <table:table-cell office:value-type="float" office:value="772857.421996526">
                <text:p>772857.421996526</text:p>
              </table:table-cell>
              <table:table-cell office:value-type="float" office:value="1024">
                <text:p>1024</text:p>
              </table:table-cell>
              <table:table-cell office:value-type="float" office:value="2255069.21884081">
                <text:p>2255069.21884081</text:p>
              </table:table-cell>
              <table:table-cell office:value-type="float" office:value="1024">
                <text:p>1024</text:p>
              </table:table-cell>
              <table:table-cell office:value-type="float" office:value="276807.095178912">
                <text:p>276807.095178912</text:p>
              </table:table-cell>
              <table:table-cell office:value-type="float" office:value="1024">
                <text:p>1024</text:p>
              </table:table-cell>
              <table:table-cell office:value-type="float" office:value="123556.764282287">
                <text:p>123556.764282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0760705.6311535">
                <text:p>10760705.6311535</text:p>
              </table:table-cell>
              <table:table-cell office:value-type="float" office:value="2048">
                <text:p>2048</text:p>
              </table:table-cell>
              <table:table-cell office:value-type="float" office:value="2181295.89110971">
                <text:p>2181295.89110971</text:p>
              </table:table-cell>
              <table:table-cell office:value-type="float" office:value="2048">
                <text:p>2048</text:p>
              </table:table-cell>
              <table:table-cell office:value-type="float" office:value="1139297.96399337">
                <text:p>1139297.96399337</text:p>
              </table:table-cell>
              <table:table-cell office:value-type="float" office:value="2048">
                <text:p>2048</text:p>
              </table:table-cell>
              <table:table-cell office:value-type="float" office:value="316145.624297921">
                <text:p>316145.624297921</text:p>
              </table:table-cell>
              <table:table-cell office:value-type="float" office:value="2048">
                <text:p>2048</text:p>
              </table:table-cell>
              <table:table-cell office:value-type="float" office:value="62450.7642635315">
                <text:p>62450.76426353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604348.07138962">
                <text:p>5604348.07138962</text:p>
              </table:table-cell>
              <table:table-cell office:value-type="float" office:value="4096">
                <text:p>4096</text:p>
              </table:table-cell>
              <table:table-cell office:value-type="float" office:value="559787.001046102">
                <text:p>559787.001046102</text:p>
              </table:table-cell>
              <table:table-cell office:value-type="float" office:value="4096">
                <text:p>4096</text:p>
              </table:table-cell>
              <table:table-cell office:value-type="float" office:value="2228623.58784689">
                <text:p>2228623.58784689</text:p>
              </table:table-cell>
              <table:table-cell office:value-type="float" office:value="4096">
                <text:p>4096</text:p>
              </table:table-cell>
              <table:table-cell office:value-type="float" office:value="230628.055415699">
                <text:p>230628.055415699</text:p>
              </table:table-cell>
              <table:table-cell office:value-type="float" office:value="4096">
                <text:p>4096</text:p>
              </table:table-cell>
              <table:table-cell office:value-type="float" office:value="29160.5279126755">
                <text:p>29160.527912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470259.09256781">
                <text:p>4470259.09256781</text:p>
              </table:table-cell>
              <table:table-cell office:value-type="float" office:value="8192">
                <text:p>8192</text:p>
              </table:table-cell>
              <table:table-cell office:value-type="float" office:value="1341921.6317767">
                <text:p>1341921.6317767</text:p>
              </table:table-cell>
              <table:table-cell office:value-type="float" office:value="8192">
                <text:p>8192</text:p>
              </table:table-cell>
              <table:table-cell office:value-type="float" office:value="1385786.71927222">
                <text:p>1385786.71927222</text:p>
              </table:table-cell>
              <table:table-cell office:value-type="float" office:value="8192">
                <text:p>8192</text:p>
              </table:table-cell>
              <table:table-cell office:value-type="float" office:value="167080.655401718">
                <text:p>167080.655401718</text:p>
              </table:table-cell>
              <table:table-cell office:value-type="float" office:value="8192">
                <text:p>8192</text:p>
              </table:table-cell>
              <table:table-cell office:value-type="float" office:value="12041.0466285633">
                <text:p>12041.0466285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1905256.77665194">
                <text:p>1905256.77665194</text:p>
              </table:table-cell>
              <table:table-cell office:value-type="float" office:value="16384">
                <text:p>16384</text:p>
              </table:table-cell>
              <table:table-cell office:value-type="float" office:value="872946.591540354">
                <text:p>872946.591540354</text:p>
              </table:table-cell>
              <table:table-cell office:value-type="float" office:value="16384">
                <text:p>16384</text:p>
              </table:table-cell>
              <table:table-cell office:value-type="float" office:value="930004.894762604">
                <text:p>930004.894762604</text:p>
              </table:table-cell>
              <table:table-cell office:value-type="float" office:value="16384">
                <text:p>16384</text:p>
              </table:table-cell>
              <table:table-cell office:value-type="float" office:value="137467.122446548">
                <text:p>137467.122446548</text:p>
              </table:table-cell>
              <table:table-cell office:value-type="float" office:value="16384">
                <text:p>16384</text:p>
              </table:table-cell>
              <table:table-cell office:value-type="float" office:value="4934.77365015729">
                <text:p>4934.77365015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736360.080079159">
                <text:p>736360.080079159</text:p>
              </table:table-cell>
              <table:table-cell office:value-type="float" office:value="32768">
                <text:p>32768</text:p>
              </table:table-cell>
              <table:table-cell office:value-type="float" office:value="827532.492819939">
                <text:p>827532.492819939</text:p>
              </table:table-cell>
              <table:table-cell office:value-type="float" office:value="32768">
                <text:p>32768</text:p>
              </table:table-cell>
              <table:table-cell office:value-type="float" office:value="437515.831164944">
                <text:p>437515.831164944</text:p>
              </table:table-cell>
              <table:table-cell office:value-type="float" office:value="32768">
                <text:p>32768</text:p>
              </table:table-cell>
              <table:table-cell office:value-type="float" office:value="135043.889264011">
                <text:p>135043.889264011</text:p>
              </table:table-cell>
              <table:table-cell office:value-type="float" office:value="32768">
                <text:p>32768</text:p>
              </table:table-cell>
              <table:table-cell office:value-type="float" office:value="3340.18790173167">
                <text:p>3340.18790173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092136.61636219">
                <text:p>1092136.61636219</text:p>
              </table:table-cell>
              <table:table-cell office:value-type="float" office:value="65536">
                <text:p>65536</text:p>
              </table:table-cell>
              <table:table-cell office:value-type="float" office:value="685736.677115988">
                <text:p>685736.677115988</text:p>
              </table:table-cell>
              <table:table-cell office:value-type="float" office:value="65536">
                <text:p>65536</text:p>
              </table:table-cell>
              <table:table-cell office:value-type="float" office:value="722217.206824953">
                <text:p>722217.206824953</text:p>
              </table:table-cell>
              <table:table-cell office:value-type="float" office:value="65536">
                <text:p>65536</text:p>
              </table:table-cell>
              <table:table-cell office:value-type="float" office:value="124223.602484472">
                <text:p>124223.602484472</text:p>
              </table:table-cell>
              <table:table-cell office:value-type="float" office:value="65536">
                <text:p>65536</text:p>
              </table:table-cell>
              <table:table-cell office:value-type="float" office:value="3982.6026640293">
                <text:p>3982.602664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1029866.11740474">
                <text:p>1029866.11740474</text:p>
              </table:table-cell>
              <table:table-cell office:value-type="float" office:value="131072">
                <text:p>131072</text:p>
              </table:table-cell>
              <table:table-cell office:value-type="float" office:value="766871.165644172">
                <text:p>766871.165644172</text:p>
              </table:table-cell>
              <table:table-cell office:value-type="float" office:value="131072">
                <text:p>131072</text:p>
              </table:table-cell>
              <table:table-cell office:value-type="float" office:value="790670.092903736">
                <text:p>790670.092903736</text:p>
              </table:table-cell>
              <table:table-cell office:value-type="float" office:value="131072">
                <text:p>131072</text:p>
              </table:table-cell>
              <table:table-cell office:value-type="float" office:value="167322.011210575">
                <text:p>167322.011210575</text:p>
              </table:table-cell>
              <table:table-cell office:value-type="float" office:value="131072">
                <text:p>131072</text:p>
              </table:table-cell>
              <table:table-cell office:value-type="float" office:value="1657.25072048975">
                <text:p>1657.25072048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1036806.63556247">
                <text:p>1036806.63556247</text:p>
              </table:table-cell>
              <table:table-cell office:value-type="float" office:value="262144">
                <text:p>262144</text:p>
              </table:table-cell>
              <table:table-cell office:value-type="float" office:value="571102.227298687">
                <text:p>571102.227298687</text:p>
              </table:table-cell>
              <table:table-cell office:value-type="float" office:value="262144">
                <text:p>262144</text:p>
              </table:table-cell>
              <table:table-cell office:value-type="float" office:value="851063.829787234">
                <text:p>851063.829787234</text:p>
              </table:table-cell>
              <table:table-cell office:value-type="float" office:value="262144">
                <text:p>262144</text:p>
              </table:table-cell>
              <table:table-cell office:value-type="float" office:value="159007.791381778">
                <text:p>159007.791381778</text:p>
              </table:table-cell>
              <table:table-cell office:value-type="float" office:value="262144">
                <text:p>262144</text:p>
              </table:table-cell>
              <table:table-cell office:value-type="float" office:value="325.786117829997">
                <text:p>325.78611782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926784.05931418">
                <text:p>926784.05931418</text:p>
              </table:table-cell>
              <table:table-cell office:value-type="float" office:value="524288">
                <text:p>524288</text:p>
              </table:table-cell>
              <table:table-cell office:value-type="float" office:value="591016.548463357">
                <text:p>591016.548463357</text:p>
              </table:table-cell>
              <table:table-cell office:value-type="float" office:value="524288">
                <text:p>524288</text:p>
              </table:table-cell>
              <table:table-cell office:value-type="float" office:value="807102.502017756">
                <text:p>807102.502017756</text:p>
              </table:table-cell>
              <table:table-cell office:value-type="float" office:value="524288">
                <text:p>524288</text:p>
              </table:table-cell>
              <table:table-cell office:value-type="float" office:value="25339.5499695925">
                <text:p>25339.5499695925</text:p>
              </table:table-cell>
              <table:table-cell office:value-type="float" office:value="524288">
                <text:p>524288</text:p>
              </table:table-cell>
              <table:table-cell office:value-type="float" office:value="130.911128362289">
                <text:p>130.911128362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956937.799043062">
                <text:p>956937.799043062</text:p>
              </table:table-cell>
              <table:table-cell office:value-type="float" office:value="1048576">
                <text:p>1048576</text:p>
              </table:table-cell>
              <table:table-cell office:value-type="float" office:value="536768.652710682">
                <text:p>536768.652710682</text:p>
              </table:table-cell>
              <table:table-cell office:value-type="float" office:value="1048576">
                <text:p>1048576</text:p>
              </table:table-cell>
              <table:table-cell office:value-type="float" office:value="580720.092915215">
                <text:p>580720.092915215</text:p>
              </table:table-cell>
              <table:table-cell office:value-type="float" office:value="1048576">
                <text:p>1048576</text:p>
              </table:table-cell>
              <table:table-cell office:value-type="float" office:value="145560.407569141">
                <text:p>145560.407569141</text:p>
              </table:table-cell>
              <table:table-cell office:value-type="float" office:value="1048576">
                <text:p>1048576</text:p>
              </table:table-cell>
              <table:table-cell office:value-type="float" office:value="56.5514101801021">
                <text:p>56.5514101801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